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ES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1769" calcext:value-type="float">
            <text:p>0,291769</text:p>
          </table:table-cell>
          <table:table-cell office:value-type="float" office:value="456" calcext:value-type="float">
            <text:p>456</text:p>
          </table:table-cell>
          <table:table-cell office:value-type="float" office:value="0.398005" calcext:value-type="float">
            <text:p>0,398005</text:p>
          </table:table-cell>
          <table:table-cell table:style-name="ce1" office:value-type="float" office:value="699162819" calcext:value-type="float">
            <text:p>699162819</text:p>
          </table:table-cell>
          <table:table-cell office:value-type="float" office:value="1.46488" calcext:value-type="float">
            <text:p>1,46488</text:p>
          </table:table-cell>
          <table:table-cell office:value-type="float" office:value="419" calcext:value-type="float">
            <text:p>419</text:p>
          </table:table-cell>
          <table:table-cell office:value-type="float" office:value="1.78844" calcext:value-type="float">
            <text:p>1,78844</text:p>
          </table:table-cell>
          <table:table-cell table:style-name="ce1" office:value-type="float" office:value="42516792002" calcext:value-type="float">
            <text:p>42516792002</text:p>
          </table:table-cell>
          <table:table-cell office:value-type="float" office:value="0.400319" calcext:value-type="float">
            <text:p>0,400319</text:p>
          </table:table-cell>
          <table:table-cell office:value-type="float" office:value="478" calcext:value-type="float">
            <text:p>478</text:p>
          </table:table-cell>
          <table:table-cell office:value-type="float" office:value="0.551662" calcext:value-type="float">
            <text:p>0,551662</text:p>
          </table:table-cell>
          <table:table-cell table:style-name="ce1" office:value-type="float" office:value="302154704" calcext:value-type="float">
            <text:p>302154704</text:p>
          </table:table-cell>
          <table:table-cell office:value-type="float" office:value="1.61953" calcext:value-type="float">
            <text:p>1,61953</text:p>
          </table:table-cell>
          <table:table-cell office:value-type="float" office:value="1163" calcext:value-type="float">
            <text:p>1163</text:p>
          </table:table-cell>
          <table:table-cell office:value-type="float" office:value="2.52097" calcext:value-type="float">
            <text:p>2,52097</text:p>
          </table:table-cell>
          <table:table-cell table:style-name="ce1" office:value-type="float" office:value="1854889238" calcext:value-type="float">
            <text:p>1854889238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1769" calcext:value-type="float">
            <text:p>0,291769</text:p>
          </table:table-cell>
          <table:table-cell office:value-type="float" office:value="456" calcext:value-type="float">
            <text:p>456</text:p>
          </table:table-cell>
          <table:table-cell office:value-type="float" office:value="0.398005" calcext:value-type="float">
            <text:p>0,398005</text:p>
          </table:table-cell>
          <table:table-cell table:style-name="ce1" office:value-type="float" office:value="627752385" calcext:value-type="float">
            <text:p>627752385</text:p>
          </table:table-cell>
          <table:table-cell office:value-type="float" office:value="1.46488" calcext:value-type="float">
            <text:p>1,46488</text:p>
          </table:table-cell>
          <table:table-cell office:value-type="float" office:value="419" calcext:value-type="float">
            <text:p>419</text:p>
          </table:table-cell>
          <table:table-cell office:value-type="float" office:value="1.78844" calcext:value-type="float">
            <text:p>1,78844</text:p>
          </table:table-cell>
          <table:table-cell table:style-name="ce1" office:value-type="float" office:value="44444444988" calcext:value-type="float">
            <text:p>44444444988</text:p>
          </table:table-cell>
          <table:table-cell office:value-type="float" office:value="0.400319" calcext:value-type="float">
            <text:p>0,400319</text:p>
          </table:table-cell>
          <table:table-cell office:value-type="float" office:value="478" calcext:value-type="float">
            <text:p>478</text:p>
          </table:table-cell>
          <table:table-cell office:value-type="float" office:value="0.551662" calcext:value-type="float">
            <text:p>0,551662</text:p>
          </table:table-cell>
          <table:table-cell table:style-name="ce1" office:value-type="float" office:value="287218250" calcext:value-type="float">
            <text:p>287218250</text:p>
          </table:table-cell>
          <table:table-cell office:value-type="float" office:value="1.61953" calcext:value-type="float">
            <text:p>1,61953</text:p>
          </table:table-cell>
          <table:table-cell office:value-type="float" office:value="1163" calcext:value-type="float">
            <text:p>1163</text:p>
          </table:table-cell>
          <table:table-cell office:value-type="float" office:value="2.52097" calcext:value-type="float">
            <text:p>2,52097</text:p>
          </table:table-cell>
          <table:table-cell table:style-name="ce1" office:value-type="float" office:value="1858810609" calcext:value-type="float">
            <text:p>185881060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1769" calcext:value-type="float">
            <text:p>0,291769</text:p>
          </table:table-cell>
          <table:table-cell office:value-type="float" office:value="456" calcext:value-type="float">
            <text:p>456</text:p>
          </table:table-cell>
          <table:table-cell office:value-type="float" office:value="0.398005" calcext:value-type="float">
            <text:p>0,398005</text:p>
          </table:table-cell>
          <table:table-cell table:style-name="ce1" office:value-type="float" office:value="629611664" calcext:value-type="float">
            <text:p>629611664</text:p>
          </table:table-cell>
          <table:table-cell office:value-type="float" office:value="1.46488" calcext:value-type="float">
            <text:p>1,46488</text:p>
          </table:table-cell>
          <table:table-cell office:value-type="float" office:value="419" calcext:value-type="float">
            <text:p>419</text:p>
          </table:table-cell>
          <table:table-cell office:value-type="float" office:value="1.78844" calcext:value-type="float">
            <text:p>1,78844</text:p>
          </table:table-cell>
          <table:table-cell table:style-name="ce1" office:value-type="float" office:value="40735719065" calcext:value-type="float">
            <text:p>40735719065</text:p>
          </table:table-cell>
          <table:table-cell office:value-type="float" office:value="0.400319" calcext:value-type="float">
            <text:p>0,400319</text:p>
          </table:table-cell>
          <table:table-cell office:value-type="float" office:value="478" calcext:value-type="float">
            <text:p>478</text:p>
          </table:table-cell>
          <table:table-cell office:value-type="float" office:value="0.551662" calcext:value-type="float">
            <text:p>0,551662</text:p>
          </table:table-cell>
          <table:table-cell table:style-name="ce1" office:value-type="float" office:value="290603938" calcext:value-type="float">
            <text:p>290603938</text:p>
          </table:table-cell>
          <table:table-cell office:value-type="float" office:value="1.61953" calcext:value-type="float">
            <text:p>1,61953</text:p>
          </table:table-cell>
          <table:table-cell office:value-type="float" office:value="1163" calcext:value-type="float">
            <text:p>1163</text:p>
          </table:table-cell>
          <table:table-cell office:value-type="float" office:value="2.52097" calcext:value-type="float">
            <text:p>2,52097</text:p>
          </table:table-cell>
          <table:table-cell table:style-name="ce1" office:value-type="float" office:value="1837708276" calcext:value-type="float">
            <text:p>1837708276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1769" calcext:value-type="float">
            <text:p>0,291769</text:p>
          </table:table-cell>
          <table:table-cell office:value-type="float" office:value="456" calcext:value-type="float">
            <text:p>456</text:p>
          </table:table-cell>
          <table:table-cell office:value-type="float" office:value="0.398005" calcext:value-type="float">
            <text:p>0,398005</text:p>
          </table:table-cell>
          <table:table-cell table:style-name="ce1" office:value-type="float" office:value="626578148" calcext:value-type="float">
            <text:p>626578148</text:p>
          </table:table-cell>
          <table:table-cell office:value-type="float" office:value="1.46488" calcext:value-type="float">
            <text:p>1,46488</text:p>
          </table:table-cell>
          <table:table-cell office:value-type="float" office:value="419" calcext:value-type="float">
            <text:p>419</text:p>
          </table:table-cell>
          <table:table-cell office:value-type="float" office:value="1.78844" calcext:value-type="float">
            <text:p>1,78844</text:p>
          </table:table-cell>
          <table:table-cell table:style-name="ce1" office:value-type="float" office:value="42340065612" calcext:value-type="float">
            <text:p>42340065612</text:p>
          </table:table-cell>
          <table:table-cell office:value-type="float" office:value="0.400319" calcext:value-type="float">
            <text:p>0,400319</text:p>
          </table:table-cell>
          <table:table-cell office:value-type="float" office:value="478" calcext:value-type="float">
            <text:p>478</text:p>
          </table:table-cell>
          <table:table-cell office:value-type="float" office:value="0.551662" calcext:value-type="float">
            <text:p>0,551662</text:p>
          </table:table-cell>
          <table:table-cell table:style-name="ce1" office:value-type="float" office:value="289946351" calcext:value-type="float">
            <text:p>289946351</text:p>
          </table:table-cell>
          <table:table-cell office:value-type="float" office:value="1.61953" calcext:value-type="float">
            <text:p>1,61953</text:p>
          </table:table-cell>
          <table:table-cell office:value-type="float" office:value="1163" calcext:value-type="float">
            <text:p>1163</text:p>
          </table:table-cell>
          <table:table-cell office:value-type="float" office:value="2.52097" calcext:value-type="float">
            <text:p>2,52097</text:p>
          </table:table-cell>
          <table:table-cell table:style-name="ce1" office:value-type="float" office:value="1865078172" calcext:value-type="float">
            <text:p>1865078172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1769" calcext:value-type="float">
            <text:p>0,291769</text:p>
          </table:table-cell>
          <table:table-cell office:value-type="float" office:value="456" calcext:value-type="float">
            <text:p>456</text:p>
          </table:table-cell>
          <table:table-cell office:value-type="float" office:value="0.398005" calcext:value-type="float">
            <text:p>0,398005</text:p>
          </table:table-cell>
          <table:table-cell table:style-name="ce1" office:value-type="float" office:value="620816982" calcext:value-type="float">
            <text:p>620816982</text:p>
          </table:table-cell>
          <table:table-cell office:value-type="float" office:value="1.46488" calcext:value-type="float">
            <text:p>1,46488</text:p>
          </table:table-cell>
          <table:table-cell office:value-type="float" office:value="419" calcext:value-type="float">
            <text:p>419</text:p>
          </table:table-cell>
          <table:table-cell office:value-type="float" office:value="1.78844" calcext:value-type="float">
            <text:p>1,78844</text:p>
          </table:table-cell>
          <table:table-cell table:style-name="ce1" office:value-type="float" office:value="43920585872" calcext:value-type="float">
            <text:p>43920585872</text:p>
          </table:table-cell>
          <table:table-cell office:value-type="float" office:value="0.400319" calcext:value-type="float">
            <text:p>0,400319</text:p>
          </table:table-cell>
          <table:table-cell office:value-type="float" office:value="478" calcext:value-type="float">
            <text:p>478</text:p>
          </table:table-cell>
          <table:table-cell office:value-type="float" office:value="0.551662" calcext:value-type="float">
            <text:p>0,551662</text:p>
          </table:table-cell>
          <table:table-cell table:style-name="ce1" office:value-type="float" office:value="309058410" calcext:value-type="float">
            <text:p>309058410</text:p>
          </table:table-cell>
          <table:table-cell office:value-type="float" office:value="1.61953" calcext:value-type="float">
            <text:p>1,61953</text:p>
          </table:table-cell>
          <table:table-cell office:value-type="float" office:value="1163" calcext:value-type="float">
            <text:p>1163</text:p>
          </table:table-cell>
          <table:table-cell office:value-type="float" office:value="2.52097" calcext:value-type="float">
            <text:p>2,52097</text:p>
          </table:table-cell>
          <table:table-cell table:style-name="ce1" office:value-type="float" office:value="1792367381" calcext:value-type="float">
            <text:p>1792367381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291769" calcext:value-type="float">
            <text:p>0,291769</text:p>
          </table:table-cell>
          <table:table-cell table:formula="of:=([.C3]+[.C4]+[.C5]+[.C6]+[.C7])/5" office:value-type="float" office:value="456" calcext:value-type="float">
            <text:p>456</text:p>
          </table:table-cell>
          <table:table-cell table:formula="of:=([.D3]+[.D4]+[.D5]+[.D6]+[.D7])/5" office:value-type="float" office:value="0.398005" calcext:value-type="float">
            <text:p>0,398005</text:p>
          </table:table-cell>
          <table:table-cell table:style-name="ce1" table:formula="of:=([.E3]+[.E4]+[.E5]+[.E6]+[.E7])/5" office:value-type="float" office:value="640784399.6" calcext:value-type="float">
            <text:p>640784399,6</text:p>
          </table:table-cell>
          <table:table-cell table:formula="of:=([.F3]+[.F4]+[.F5]+[.F6]+[.F7])/5" office:value-type="float" office:value="1.46488" calcext:value-type="float">
            <text:p>1,46488</text:p>
          </table:table-cell>
          <table:table-cell table:formula="of:=([.G3]+[.G4]+[.G5]+[.G6]+[.G7])/5" office:value-type="float" office:value="419" calcext:value-type="float">
            <text:p>419</text:p>
          </table:table-cell>
          <table:table-cell table:formula="of:=([.H3]+[.H4]+[.H5]+[.H6]+[.H7])/5" office:value-type="float" office:value="1.78844" calcext:value-type="float">
            <text:p>1,78844</text:p>
          </table:table-cell>
          <table:table-cell table:style-name="ce1" table:formula="of:=([.I3]+[.I4]+[.I5]+[.I6]+[.I7])/5" office:value-type="float" office:value="42791521507.8" calcext:value-type="float">
            <text:p>42791521507,8</text:p>
          </table:table-cell>
          <table:table-cell table:formula="of:=([.J3]+[.J4]+[.J5]+[.J6]+[.J7])/5" office:value-type="float" office:value="0.400319" calcext:value-type="float">
            <text:p>0,400319</text:p>
          </table:table-cell>
          <table:table-cell table:formula="of:=([.K3]+[.K4]+[.K5]+[.K6]+[.K7])/5" office:value-type="float" office:value="478" calcext:value-type="float">
            <text:p>478</text:p>
          </table:table-cell>
          <table:table-cell table:formula="of:=([.L3]+[.L4]+[.L5]+[.L6]+[.L7])/5" office:value-type="float" office:value="0.551662" calcext:value-type="float">
            <text:p>0,551662</text:p>
          </table:table-cell>
          <table:table-cell table:style-name="ce1" table:formula="of:=([.M3]+[.M4]+[.M5]+[.M6]+[.M7])/5" office:value-type="float" office:value="295796330.6" calcext:value-type="float">
            <text:p>295796330,6</text:p>
          </table:table-cell>
          <table:table-cell table:formula="of:=([.N3]+[.N4]+[.N5]+[.N6]+[.N7])/5" office:value-type="float" office:value="1.61953" calcext:value-type="float">
            <text:p>1,61953</text:p>
          </table:table-cell>
          <table:table-cell table:formula="of:=([.O3]+[.O4]+[.O5]+[.O6]+[.O7])/5" office:value-type="float" office:value="1163" calcext:value-type="float">
            <text:p>1163</text:p>
          </table:table-cell>
          <table:table-cell table:formula="of:=([.P3]+[.P4]+[.P5]+[.P6]+[.P7])/5" office:value-type="float" office:value="2.52097" calcext:value-type="float">
            <text:p>2,52097</text:p>
          </table:table-cell>
          <table:table-cell table:style-name="ce1" table:formula="of:=([.Q3]+[.Q4]+[.Q5]+[.Q6]+[.Q7])/5" office:value-type="float" office:value="1841770735.2" calcext:value-type="float">
            <text:p>1841770735,2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0207" calcext:value-type="float">
            <text:p>0,290207</text:p>
          </table:table-cell>
          <table:table-cell office:value-type="float" office:value="480" calcext:value-type="float">
            <text:p>480</text:p>
          </table:table-cell>
          <table:table-cell office:value-type="float" office:value="0.402556" calcext:value-type="float">
            <text:p>0,402556</text:p>
          </table:table-cell>
          <table:table-cell table:style-name="ce1" office:value-type="float" office:value="610253605" calcext:value-type="float">
            <text:p>610253605</text:p>
          </table:table-cell>
          <table:table-cell office:value-type="float" office:value="1.90839" calcext:value-type="float">
            <text:p>1,90839</text:p>
          </table:table-cell>
          <table:table-cell office:value-type="float" office:value="394" calcext:value-type="float">
            <text:p>394</text:p>
          </table:table-cell>
          <table:table-cell office:value-type="float" office:value="2.23047" calcext:value-type="float">
            <text:p>2,23047</text:p>
          </table:table-cell>
          <table:table-cell table:style-name="ce1" office:value-type="float" office:value="45085757093" calcext:value-type="float">
            <text:p>45085757093</text:p>
          </table:table-cell>
          <table:table-cell office:value-type="float" office:value="0.381858" calcext:value-type="float">
            <text:p>0,381858</text:p>
          </table:table-cell>
          <table:table-cell office:value-type="float" office:value="477" calcext:value-type="float">
            <text:p>477</text:p>
          </table:table-cell>
          <table:table-cell office:value-type="float" office:value="0.532444" calcext:value-type="float">
            <text:p>0,532444</text:p>
          </table:table-cell>
          <table:table-cell table:style-name="ce1" office:value-type="float" office:value="637217674" calcext:value-type="float">
            <text:p>637217674</text:p>
          </table:table-cell>
          <table:table-cell office:value-type="float" office:value="1.86467" calcext:value-type="float">
            <text:p>1,86467</text:p>
          </table:table-cell>
          <table:table-cell office:value-type="float" office:value="1181" calcext:value-type="float">
            <text:p>1181</text:p>
          </table:table-cell>
          <table:table-cell office:value-type="float" office:value="2.8159" calcext:value-type="float">
            <text:p>2,8159</text:p>
          </table:table-cell>
          <table:table-cell table:style-name="ce1" office:value-type="float" office:value="1483474895" calcext:value-type="float">
            <text:p>148347489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0207" calcext:value-type="float">
            <text:p>0,290207</text:p>
          </table:table-cell>
          <table:table-cell office:value-type="float" office:value="480" calcext:value-type="float">
            <text:p>480</text:p>
          </table:table-cell>
          <table:table-cell office:value-type="float" office:value="0.402556" calcext:value-type="float">
            <text:p>0,402556</text:p>
          </table:table-cell>
          <table:table-cell table:style-name="ce13" office:value-type="float" office:value="612602395" calcext:value-type="float">
            <text:p>612602395</text:p>
          </table:table-cell>
          <table:table-cell office:value-type="float" office:value="1.90839" calcext:value-type="float">
            <text:p>1,90839</text:p>
          </table:table-cell>
          <table:table-cell office:value-type="float" office:value="394" calcext:value-type="float">
            <text:p>394</text:p>
          </table:table-cell>
          <table:table-cell office:value-type="float" office:value="2.23047" calcext:value-type="float">
            <text:p>2,23047</text:p>
          </table:table-cell>
          <table:table-cell table:style-name="ce1" office:value-type="float" office:value="45651927620" calcext:value-type="float">
            <text:p>45651927620</text:p>
          </table:table-cell>
          <table:table-cell office:value-type="float" office:value="0.381858" calcext:value-type="float">
            <text:p>0,381858</text:p>
          </table:table-cell>
          <table:table-cell office:value-type="float" office:value="477" calcext:value-type="float">
            <text:p>477</text:p>
          </table:table-cell>
          <table:table-cell office:value-type="float" office:value="0.532444" calcext:value-type="float">
            <text:p>0,532444</text:p>
          </table:table-cell>
          <table:table-cell table:style-name="ce1" office:value-type="float" office:value="651199618" calcext:value-type="float">
            <text:p>651199618</text:p>
          </table:table-cell>
          <table:table-cell office:value-type="float" office:value="1.86467" calcext:value-type="float">
            <text:p>1,86467</text:p>
          </table:table-cell>
          <table:table-cell office:value-type="float" office:value="1181" calcext:value-type="float">
            <text:p>1181</text:p>
          </table:table-cell>
          <table:table-cell office:value-type="float" office:value="2.8159" calcext:value-type="float">
            <text:p>2,8159</text:p>
          </table:table-cell>
          <table:table-cell table:style-name="ce1" office:value-type="float" office:value="1480490017" calcext:value-type="float">
            <text:p>148049001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0207" calcext:value-type="float">
            <text:p>0,290207</text:p>
          </table:table-cell>
          <table:table-cell office:value-type="float" office:value="480" calcext:value-type="float">
            <text:p>480</text:p>
          </table:table-cell>
          <table:table-cell office:value-type="float" office:value="0.402556" calcext:value-type="float">
            <text:p>0,402556</text:p>
          </table:table-cell>
          <table:table-cell table:style-name="ce1" office:value-type="float" office:value="614935452" calcext:value-type="float">
            <text:p>614935452</text:p>
          </table:table-cell>
          <table:table-cell office:value-type="float" office:value="1.90839" calcext:value-type="float">
            <text:p>1,90839</text:p>
          </table:table-cell>
          <table:table-cell office:value-type="float" office:value="394" calcext:value-type="float">
            <text:p>394</text:p>
          </table:table-cell>
          <table:table-cell office:value-type="float" office:value="2.23047" calcext:value-type="float">
            <text:p>2,23047</text:p>
          </table:table-cell>
          <table:table-cell table:style-name="ce1" office:value-type="float" office:value="47025631013" calcext:value-type="float">
            <text:p>47025631013</text:p>
          </table:table-cell>
          <table:table-cell office:value-type="float" office:value="0.381858" calcext:value-type="float">
            <text:p>0,381858</text:p>
          </table:table-cell>
          <table:table-cell office:value-type="float" office:value="477" calcext:value-type="float">
            <text:p>477</text:p>
          </table:table-cell>
          <table:table-cell office:value-type="float" office:value="0.532444" calcext:value-type="float">
            <text:p>0,532444</text:p>
          </table:table-cell>
          <table:table-cell table:style-name="ce1" office:value-type="float" office:value="626026162" calcext:value-type="float">
            <text:p>626026162</text:p>
          </table:table-cell>
          <table:table-cell office:value-type="float" office:value="1.86467" calcext:value-type="float">
            <text:p>1,86467</text:p>
          </table:table-cell>
          <table:table-cell office:value-type="float" office:value="1181" calcext:value-type="float">
            <text:p>1181</text:p>
          </table:table-cell>
          <table:table-cell office:value-type="float" office:value="2.8159" calcext:value-type="float">
            <text:p>2,8159</text:p>
          </table:table-cell>
          <table:table-cell table:style-name="ce1" office:value-type="float" office:value="1496000045" calcext:value-type="float">
            <text:p>149600004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0207" calcext:value-type="float">
            <text:p>0,290207</text:p>
          </table:table-cell>
          <table:table-cell office:value-type="float" office:value="480" calcext:value-type="float">
            <text:p>480</text:p>
          </table:table-cell>
          <table:table-cell office:value-type="float" office:value="0.402556" calcext:value-type="float">
            <text:p>0,402556</text:p>
          </table:table-cell>
          <table:table-cell table:style-name="ce1" office:value-type="float" office:value="633511890" calcext:value-type="float">
            <text:p>633511890</text:p>
          </table:table-cell>
          <table:table-cell office:value-type="float" office:value="1.90839" calcext:value-type="float">
            <text:p>1,90839</text:p>
          </table:table-cell>
          <table:table-cell office:value-type="float" office:value="394" calcext:value-type="float">
            <text:p>394</text:p>
          </table:table-cell>
          <table:table-cell office:value-type="float" office:value="2.23047" calcext:value-type="float">
            <text:p>2,23047</text:p>
          </table:table-cell>
          <table:table-cell table:style-name="ce1" office:value-type="float" office:value="41055446071" calcext:value-type="float">
            <text:p>41055446071</text:p>
          </table:table-cell>
          <table:table-cell office:value-type="float" office:value="0.381858" calcext:value-type="float">
            <text:p>0,381858</text:p>
          </table:table-cell>
          <table:table-cell office:value-type="float" office:value="477" calcext:value-type="float">
            <text:p>477</text:p>
          </table:table-cell>
          <table:table-cell office:value-type="float" office:value="0.532444" calcext:value-type="float">
            <text:p>0,532444</text:p>
          </table:table-cell>
          <table:table-cell table:style-name="ce1" office:value-type="float" office:value="614293208" calcext:value-type="float">
            <text:p>614293208</text:p>
          </table:table-cell>
          <table:table-cell office:value-type="float" office:value="1.86467" calcext:value-type="float">
            <text:p>1,86467</text:p>
          </table:table-cell>
          <table:table-cell office:value-type="float" office:value="1181" calcext:value-type="float">
            <text:p>1181</text:p>
          </table:table-cell>
          <table:table-cell office:value-type="float" office:value="2.8159" calcext:value-type="float">
            <text:p>2,8159</text:p>
          </table:table-cell>
          <table:table-cell table:style-name="ce1" office:value-type="float" office:value="1451108858" calcext:value-type="float">
            <text:p>1451108858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0207" calcext:value-type="float">
            <text:p>0,290207</text:p>
          </table:table-cell>
          <table:table-cell office:value-type="float" office:value="480" calcext:value-type="float">
            <text:p>480</text:p>
          </table:table-cell>
          <table:table-cell office:value-type="float" office:value="0.402556" calcext:value-type="float">
            <text:p>0,402556</text:p>
          </table:table-cell>
          <table:table-cell table:style-name="ce1" office:value-type="float" office:value="635263938" calcext:value-type="float">
            <text:p>635263938</text:p>
          </table:table-cell>
          <table:table-cell office:value-type="float" office:value="1.90839" calcext:value-type="float">
            <text:p>1,90839</text:p>
          </table:table-cell>
          <table:table-cell office:value-type="float" office:value="394" calcext:value-type="float">
            <text:p>394</text:p>
          </table:table-cell>
          <table:table-cell office:value-type="float" office:value="2.23047" calcext:value-type="float">
            <text:p>2,23047</text:p>
          </table:table-cell>
          <table:table-cell table:style-name="ce1" office:value-type="float" office:value="45386232360" calcext:value-type="float">
            <text:p>45386232360</text:p>
          </table:table-cell>
          <table:table-cell office:value-type="float" office:value="0.381858" calcext:value-type="float">
            <text:p>0,381858</text:p>
          </table:table-cell>
          <table:table-cell office:value-type="float" office:value="477" calcext:value-type="float">
            <text:p>477</text:p>
          </table:table-cell>
          <table:table-cell office:value-type="float" office:value="0.532444" calcext:value-type="float">
            <text:p>0,532444</text:p>
          </table:table-cell>
          <table:table-cell table:style-name="ce1" office:value-type="float" office:value="653559171" calcext:value-type="float">
            <text:p>653559171</text:p>
          </table:table-cell>
          <table:table-cell office:value-type="float" office:value="1.86467" calcext:value-type="float">
            <text:p>1,86467</text:p>
          </table:table-cell>
          <table:table-cell office:value-type="float" office:value="1181" calcext:value-type="float">
            <text:p>1181</text:p>
          </table:table-cell>
          <table:table-cell office:value-type="float" office:value="2.8159" calcext:value-type="float">
            <text:p>2,8159</text:p>
          </table:table-cell>
          <table:table-cell table:style-name="ce1" office:value-type="float" office:value="1451046591" calcext:value-type="float">
            <text:p>1451046591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290207" calcext:value-type="float">
            <text:p>0,290207</text:p>
          </table:table-cell>
          <table:table-cell table:formula="of:=([.C10]+[.C11]+[.C12]+[.C13]+[.C14])/5" office:value-type="float" office:value="480" calcext:value-type="float">
            <text:p>480</text:p>
          </table:table-cell>
          <table:table-cell table:formula="of:=([.D10]+[.D11]+[.D12]+[.D13]+[.D14])/5" office:value-type="float" office:value="0.402556" calcext:value-type="float">
            <text:p>0,402556</text:p>
          </table:table-cell>
          <table:table-cell table:style-name="ce1" table:formula="of:=([.E10]+[.E11]+[.E12]+[.E13]+[.E14])/5" office:value-type="float" office:value="621313456" calcext:value-type="float">
            <text:p>621313456</text:p>
          </table:table-cell>
          <table:table-cell table:formula="of:=([.F10]+[.F11]+[.F12]+[.F13]+[.F14])/5" office:value-type="float" office:value="1.90839" calcext:value-type="float">
            <text:p>1,90839</text:p>
          </table:table-cell>
          <table:table-cell table:formula="of:=([.G10]+[.G11]+[.G12]+[.G13]+[.G14])/5" office:value-type="float" office:value="394" calcext:value-type="float">
            <text:p>394</text:p>
          </table:table-cell>
          <table:table-cell table:formula="of:=([.H10]+[.H11]+[.H12]+[.H13]+[.H14])/5" office:value-type="float" office:value="2.23047" calcext:value-type="float">
            <text:p>2,23047</text:p>
          </table:table-cell>
          <table:table-cell table:style-name="ce1" table:formula="of:=([.I10]+[.I11]+[.I12]+[.I13]+[.I14])/5" office:value-type="float" office:value="44840998831.4" calcext:value-type="float">
            <text:p>44840998831,4</text:p>
          </table:table-cell>
          <table:table-cell table:formula="of:=([.J10]+[.J11]+[.J12]+[.J13]+[.J14])/5" office:value-type="float" office:value="0.381858" calcext:value-type="float">
            <text:p>0,381858</text:p>
          </table:table-cell>
          <table:table-cell table:formula="of:=([.K10]+[.K11]+[.K12]+[.K13]+[.K14])/5" office:value-type="float" office:value="477" calcext:value-type="float">
            <text:p>477</text:p>
          </table:table-cell>
          <table:table-cell table:formula="of:=([.L10]+[.L11]+[.L12]+[.L13]+[.L14])/5" office:value-type="float" office:value="0.532444" calcext:value-type="float">
            <text:p>0,532444</text:p>
          </table:table-cell>
          <table:table-cell table:style-name="ce1" table:formula="of:=([.M10]+[.M11]+[.M12]+[.M13]+[.M14])/5" office:value-type="float" office:value="636459166.6" calcext:value-type="float">
            <text:p>636459166,6</text:p>
          </table:table-cell>
          <table:table-cell table:formula="of:=([.N10]+[.N11]+[.N12]+[.N13]+[.N14])/5" office:value-type="float" office:value="1.86467" calcext:value-type="float">
            <text:p>1,86467</text:p>
          </table:table-cell>
          <table:table-cell table:formula="of:=([.O10]+[.O11]+[.O12]+[.O13]+[.O14])/5" office:value-type="float" office:value="1181" calcext:value-type="float">
            <text:p>1181</text:p>
          </table:table-cell>
          <table:table-cell table:formula="of:=([.P10]+[.P11]+[.P12]+[.P13]+[.P14])/5" office:value-type="float" office:value="2.8159" calcext:value-type="float">
            <text:p>2,8159</text:p>
          </table:table-cell>
          <table:table-cell table:style-name="ce1" table:formula="of:=([.Q10]+[.Q11]+[.Q12]+[.Q13]+[.Q14])/5" office:value-type="float" office:value="1472424081.2" calcext:value-type="float">
            <text:p>1472424081,2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84079" calcext:value-type="float">
            <text:p>0,284079</text:p>
          </table:table-cell>
          <table:table-cell office:value-type="float" office:value="459" calcext:value-type="float">
            <text:p>459</text:p>
          </table:table-cell>
          <table:table-cell office:value-type="float" office:value="0.40099" calcext:value-type="float">
            <text:p>0,40099</text:p>
          </table:table-cell>
          <table:table-cell table:style-name="ce1" office:value-type="float" office:value="466621062" calcext:value-type="float">
            <text:p>466621062</text:p>
          </table:table-cell>
          <table:table-cell office:value-type="float" office:value="1.45669" calcext:value-type="float">
            <text:p>1,45669</text:p>
          </table:table-cell>
          <table:table-cell office:value-type="float" office:value="416" calcext:value-type="float">
            <text:p>416</text:p>
          </table:table-cell>
          <table:table-cell office:value-type="float" office:value="1.77683" calcext:value-type="float">
            <text:p>1,77683</text:p>
          </table:table-cell>
          <table:table-cell table:style-name="ce1" office:value-type="float" office:value="49843776778" calcext:value-type="float">
            <text:p>49843776778</text:p>
          </table:table-cell>
          <table:table-cell office:value-type="float" office:value="0.393909" calcext:value-type="float">
            <text:p>0,393909</text:p>
          </table:table-cell>
          <table:table-cell office:value-type="float" office:value="449" calcext:value-type="float">
            <text:p>449</text:p>
          </table:table-cell>
          <table:table-cell office:value-type="float" office:value="0.537644" calcext:value-type="float">
            <text:p>0,537644</text:p>
          </table:table-cell>
          <table:table-cell table:style-name="ce1" office:value-type="float" office:value="478868338" calcext:value-type="float">
            <text:p>478868338</text:p>
          </table:table-cell>
          <table:table-cell office:value-type="float" office:value="1.87808" calcext:value-type="float">
            <text:p>1,87808</text:p>
          </table:table-cell>
          <table:table-cell office:value-type="float" office:value="1136" calcext:value-type="float">
            <text:p>1136</text:p>
          </table:table-cell>
          <table:table-cell office:value-type="float" office:value="2.8041" calcext:value-type="float">
            <text:p>2,8041</text:p>
          </table:table-cell>
          <table:table-cell table:style-name="ce1" office:value-type="float" office:value="1456273034" calcext:value-type="float">
            <text:p>1456273034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84079" calcext:value-type="float">
            <text:p>0,284079</text:p>
          </table:table-cell>
          <table:table-cell office:value-type="float" office:value="459" calcext:value-type="float">
            <text:p>459</text:p>
          </table:table-cell>
          <table:table-cell office:value-type="float" office:value="0.40099" calcext:value-type="float">
            <text:p>0,40099</text:p>
          </table:table-cell>
          <table:table-cell table:style-name="ce1" office:value-type="float" office:value="465013187" calcext:value-type="float">
            <text:p>465013187</text:p>
          </table:table-cell>
          <table:table-cell office:value-type="float" office:value="1.45669" calcext:value-type="float">
            <text:p>1,45669</text:p>
          </table:table-cell>
          <table:table-cell office:value-type="float" office:value="416" calcext:value-type="float">
            <text:p>416</text:p>
          </table:table-cell>
          <table:table-cell office:value-type="float" office:value="1.77683" calcext:value-type="float">
            <text:p>1,77683</text:p>
          </table:table-cell>
          <table:table-cell table:style-name="ce1" office:value-type="float" office:value="49664485456" calcext:value-type="float">
            <text:p>49664485456</text:p>
          </table:table-cell>
          <table:table-cell office:value-type="float" office:value="0.393909" calcext:value-type="float">
            <text:p>0,393909</text:p>
          </table:table-cell>
          <table:table-cell office:value-type="float" office:value="449" calcext:value-type="float">
            <text:p>449</text:p>
          </table:table-cell>
          <table:table-cell office:value-type="float" office:value="0.537644" calcext:value-type="float">
            <text:p>0,537644</text:p>
          </table:table-cell>
          <table:table-cell table:style-name="ce1" office:value-type="float" office:value="455346796" calcext:value-type="float">
            <text:p>455346796</text:p>
          </table:table-cell>
          <table:table-cell office:value-type="float" office:value="1.87808" calcext:value-type="float">
            <text:p>1,87808</text:p>
          </table:table-cell>
          <table:table-cell office:value-type="float" office:value="1136" calcext:value-type="float">
            <text:p>1136</text:p>
          </table:table-cell>
          <table:table-cell office:value-type="float" office:value="2.8041" calcext:value-type="float">
            <text:p>2,8041</text:p>
          </table:table-cell>
          <table:table-cell table:style-name="ce1" office:value-type="float" office:value="1462810920" calcext:value-type="float">
            <text:p>146281092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84079" calcext:value-type="float">
            <text:p>0,284079</text:p>
          </table:table-cell>
          <table:table-cell office:value-type="float" office:value="459" calcext:value-type="float">
            <text:p>459</text:p>
          </table:table-cell>
          <table:table-cell office:value-type="float" office:value="0.40099" calcext:value-type="float">
            <text:p>0,40099</text:p>
          </table:table-cell>
          <table:table-cell table:style-name="ce1" office:value-type="float" office:value="475283757" calcext:value-type="float">
            <text:p>475283757</text:p>
          </table:table-cell>
          <table:table-cell office:value-type="float" office:value="1.45669" calcext:value-type="float">
            <text:p>1,45669</text:p>
          </table:table-cell>
          <table:table-cell office:value-type="float" office:value="416" calcext:value-type="float">
            <text:p>416</text:p>
          </table:table-cell>
          <table:table-cell office:value-type="float" office:value="1.77683" calcext:value-type="float">
            <text:p>1,77683</text:p>
          </table:table-cell>
          <table:table-cell table:style-name="ce1" office:value-type="float" office:value="49955245702" calcext:value-type="float">
            <text:p>49955245702</text:p>
          </table:table-cell>
          <table:table-cell office:value-type="float" office:value="0.393909" calcext:value-type="float">
            <text:p>0,393909</text:p>
          </table:table-cell>
          <table:table-cell office:value-type="float" office:value="449" calcext:value-type="float">
            <text:p>449</text:p>
          </table:table-cell>
          <table:table-cell office:value-type="float" office:value="0.537644" calcext:value-type="float">
            <text:p>0,537644</text:p>
          </table:table-cell>
          <table:table-cell table:style-name="ce1" office:value-type="float" office:value="485730981" calcext:value-type="float">
            <text:p>485730981</text:p>
          </table:table-cell>
          <table:table-cell office:value-type="float" office:value="1.87808" calcext:value-type="float">
            <text:p>1,87808</text:p>
          </table:table-cell>
          <table:table-cell office:value-type="float" office:value="1136" calcext:value-type="float">
            <text:p>1136</text:p>
          </table:table-cell>
          <table:table-cell office:value-type="float" office:value="2.8041" calcext:value-type="float">
            <text:p>2,8041</text:p>
          </table:table-cell>
          <table:table-cell table:style-name="ce1" office:value-type="float" office:value="1472977029" calcext:value-type="float">
            <text:p>1472977029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84079" calcext:value-type="float">
            <text:p>0,284079</text:p>
          </table:table-cell>
          <table:table-cell office:value-type="float" office:value="459" calcext:value-type="float">
            <text:p>459</text:p>
          </table:table-cell>
          <table:table-cell office:value-type="float" office:value="0.40099" calcext:value-type="float">
            <text:p>0,40099</text:p>
          </table:table-cell>
          <table:table-cell table:style-name="ce1" office:value-type="float" office:value="474820885" calcext:value-type="float">
            <text:p>474820885</text:p>
          </table:table-cell>
          <table:table-cell office:value-type="float" office:value="1.45669" calcext:value-type="float">
            <text:p>1,45669</text:p>
          </table:table-cell>
          <table:table-cell office:value-type="float" office:value="416" calcext:value-type="float">
            <text:p>416</text:p>
          </table:table-cell>
          <table:table-cell office:value-type="float" office:value="1.77683" calcext:value-type="float">
            <text:p>1,77683</text:p>
          </table:table-cell>
          <table:table-cell table:style-name="ce1" office:value-type="float" office:value="42992584410" calcext:value-type="float">
            <text:p>42992584410</text:p>
          </table:table-cell>
          <table:table-cell office:value-type="float" office:value="0.393909" calcext:value-type="float">
            <text:p>0,393909</text:p>
          </table:table-cell>
          <table:table-cell office:value-type="float" office:value="449" calcext:value-type="float">
            <text:p>449</text:p>
          </table:table-cell>
          <table:table-cell office:value-type="float" office:value="0.537644" calcext:value-type="float">
            <text:p>0,537644</text:p>
          </table:table-cell>
          <table:table-cell table:style-name="ce1" office:value-type="float" office:value="472700054" calcext:value-type="float">
            <text:p>472700054</text:p>
          </table:table-cell>
          <table:table-cell office:value-type="float" office:value="1.87808" calcext:value-type="float">
            <text:p>1,87808</text:p>
          </table:table-cell>
          <table:table-cell office:value-type="float" office:value="1136" calcext:value-type="float">
            <text:p>1136</text:p>
          </table:table-cell>
          <table:table-cell office:value-type="float" office:value="2.8041" calcext:value-type="float">
            <text:p>2,8041</text:p>
          </table:table-cell>
          <table:table-cell table:style-name="ce1" office:value-type="float" office:value="1504272093" calcext:value-type="float">
            <text:p>150427209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84079" calcext:value-type="float">
            <text:p>0,284079</text:p>
          </table:table-cell>
          <table:table-cell office:value-type="float" office:value="459" calcext:value-type="float">
            <text:p>459</text:p>
          </table:table-cell>
          <table:table-cell office:value-type="float" office:value="0.40099" calcext:value-type="float">
            <text:p>0,40099</text:p>
          </table:table-cell>
          <table:table-cell table:style-name="ce1" office:value-type="float" office:value="476325605" calcext:value-type="float">
            <text:p>476325605</text:p>
          </table:table-cell>
          <table:table-cell office:value-type="float" office:value="1.45669" calcext:value-type="float">
            <text:p>1,45669</text:p>
          </table:table-cell>
          <table:table-cell office:value-type="float" office:value="416" calcext:value-type="float">
            <text:p>416</text:p>
          </table:table-cell>
          <table:table-cell office:value-type="float" office:value="1.77683" calcext:value-type="float">
            <text:p>1,77683</text:p>
          </table:table-cell>
          <table:table-cell table:style-name="ce1" office:value-type="float" office:value="42217277002" calcext:value-type="float">
            <text:p>42217277002</text:p>
          </table:table-cell>
          <table:table-cell office:value-type="float" office:value="0.393909" calcext:value-type="float">
            <text:p>0,393909</text:p>
          </table:table-cell>
          <table:table-cell office:value-type="float" office:value="449" calcext:value-type="float">
            <text:p>449</text:p>
          </table:table-cell>
          <table:table-cell office:value-type="float" office:value="0.537644" calcext:value-type="float">
            <text:p>0,537644</text:p>
          </table:table-cell>
          <table:table-cell table:style-name="ce1" office:value-type="float" office:value="447603503" calcext:value-type="float">
            <text:p>447603503</text:p>
          </table:table-cell>
          <table:table-cell office:value-type="float" office:value="1.87808" calcext:value-type="float">
            <text:p>1,87808</text:p>
          </table:table-cell>
          <table:table-cell office:value-type="float" office:value="1136" calcext:value-type="float">
            <text:p>1136</text:p>
          </table:table-cell>
          <table:table-cell office:value-type="float" office:value="2.8041" calcext:value-type="float">
            <text:p>2,8041</text:p>
          </table:table-cell>
          <table:table-cell table:style-name="ce1" office:value-type="float" office:value="1461035038" calcext:value-type="float">
            <text:p>1461035038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284079" calcext:value-type="float">
            <text:p>0,284079</text:p>
          </table:table-cell>
          <table:table-cell table:formula="of:=([.C17]+[.C18]+[.C19]+[.C20]+[.C21])/5" office:value-type="float" office:value="459" calcext:value-type="float">
            <text:p>459</text:p>
          </table:table-cell>
          <table:table-cell table:formula="of:=([.D17]+[.D18]+[.D19]+[.D20]+[.D21])/5" office:value-type="float" office:value="0.40099" calcext:value-type="float">
            <text:p>0,40099</text:p>
          </table:table-cell>
          <table:table-cell table:style-name="ce1" table:formula="of:=([.E17]+[.E18]+[.E19]+[.E20]+[.E21])/5" office:value-type="float" office:value="471612899.2" calcext:value-type="float">
            <text:p>471612899,2</text:p>
          </table:table-cell>
          <table:table-cell table:formula="of:=([.F17]+[.F18]+[.F19]+[.F20]+[.F21])/5" office:value-type="float" office:value="1.45669" calcext:value-type="float">
            <text:p>1,45669</text:p>
          </table:table-cell>
          <table:table-cell table:formula="of:=([.G17]+[.G18]+[.G19]+[.G20]+[.G21])/5" office:value-type="float" office:value="416" calcext:value-type="float">
            <text:p>416</text:p>
          </table:table-cell>
          <table:table-cell table:formula="of:=([.H17]+[.H18]+[.H19]+[.H20]+[.H21])/5" office:value-type="float" office:value="1.77683" calcext:value-type="float">
            <text:p>1,77683</text:p>
          </table:table-cell>
          <table:table-cell table:style-name="ce1" table:formula="of:=([.I17]+[.I18]+[.I19]+[.I20]+[.I21])/5" office:value-type="float" office:value="46934673869.6" calcext:value-type="float">
            <text:p>46934673869,6</text:p>
          </table:table-cell>
          <table:table-cell table:formula="of:=([.J17]+[.J18]+[.J19]+[.J20]+[.J21])/5" office:value-type="float" office:value="0.393909" calcext:value-type="float">
            <text:p>0,393909</text:p>
          </table:table-cell>
          <table:table-cell table:formula="of:=([.K17]+[.K18]+[.K19]+[.K20]+[.K21])/5" office:value-type="float" office:value="449" calcext:value-type="float">
            <text:p>449</text:p>
          </table:table-cell>
          <table:table-cell table:formula="of:=([.L17]+[.L18]+[.L19]+[.L20]+[.L21])/5" office:value-type="float" office:value="0.537644" calcext:value-type="float">
            <text:p>0,537644</text:p>
          </table:table-cell>
          <table:table-cell table:style-name="ce1" table:formula="of:=([.M17]+[.M18]+[.M19]+[.M20]+[.M21])/5" office:value-type="float" office:value="468049934.4" calcext:value-type="float">
            <text:p>468049934,4</text:p>
          </table:table-cell>
          <table:table-cell table:formula="of:=([.N17]+[.N18]+[.N19]+[.N20]+[.N21])/5" office:value-type="float" office:value="1.87808" calcext:value-type="float">
            <text:p>1,87808</text:p>
          </table:table-cell>
          <table:table-cell table:formula="of:=([.O17]+[.O18]+[.O19]+[.O20]+[.O21])/5" office:value-type="float" office:value="1136" calcext:value-type="float">
            <text:p>1136</text:p>
          </table:table-cell>
          <table:table-cell table:formula="of:=([.P17]+[.P18]+[.P19]+[.P20]+[.P21])/5" office:value-type="float" office:value="2.8041" calcext:value-type="float">
            <text:p>2,8041</text:p>
          </table:table-cell>
          <table:table-cell table:style-name="ce1" table:formula="of:=([.Q17]+[.Q18]+[.Q19]+[.Q20]+[.Q21])/5" office:value-type="float" office:value="1471473622.8" calcext:value-type="float">
            <text:p>1471473622,8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85154" calcext:value-type="float">
            <text:p>0,285154</text:p>
          </table:table-cell>
          <table:table-cell office:value-type="float" office:value="469" calcext:value-type="float">
            <text:p>469</text:p>
          </table:table-cell>
          <table:table-cell office:value-type="float" office:value="0.392635" calcext:value-type="float">
            <text:p>0,392635</text:p>
          </table:table-cell>
          <table:table-cell table:style-name="ce1" office:value-type="float" office:value="479341481" calcext:value-type="float">
            <text:p>479341481</text:p>
          </table:table-cell>
          <table:table-cell office:value-type="float" office:value="1.91477" calcext:value-type="float">
            <text:p>1,91477</text:p>
          </table:table-cell>
          <table:table-cell office:value-type="float" office:value="378" calcext:value-type="float">
            <text:p>378</text:p>
          </table:table-cell>
          <table:table-cell office:value-type="float" office:value="2.22423" calcext:value-type="float">
            <text:p>2,22423</text:p>
          </table:table-cell>
          <table:table-cell table:style-name="ce1" office:value-type="float" office:value="39374970743" calcext:value-type="float">
            <text:p>39374970743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484" calcext:value-type="float">
            <text:p>484</text:p>
          </table:table-cell>
          <table:table-cell office:value-type="float" office:value="0.550383" calcext:value-type="float">
            <text:p>0,550383</text:p>
          </table:table-cell>
          <table:table-cell table:style-name="ce1" office:value-type="float" office:value="472554770" calcext:value-type="float">
            <text:p>472554770</text:p>
          </table:table-cell>
          <table:table-cell office:value-type="float" office:value="1.02841" calcext:value-type="float">
            <text:p>1,02841</text:p>
          </table:table-cell>
          <table:table-cell office:value-type="float" office:value="1209" calcext:value-type="float">
            <text:p>1209</text:p>
          </table:table-cell>
          <table:table-cell office:value-type="float" office:value="1.74241" calcext:value-type="float">
            <text:p>1,74241</text:p>
          </table:table-cell>
          <table:table-cell table:style-name="ce1" office:value-type="float" office:value="4472209412" calcext:value-type="float">
            <text:p>4472209412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85154" calcext:value-type="float">
            <text:p>0,285154</text:p>
          </table:table-cell>
          <table:table-cell office:value-type="float" office:value="469" calcext:value-type="float">
            <text:p>469</text:p>
          </table:table-cell>
          <table:table-cell office:value-type="float" office:value="0.392635" calcext:value-type="float">
            <text:p>0,392635</text:p>
          </table:table-cell>
          <table:table-cell table:style-name="ce1" office:value-type="float" office:value="484524607" calcext:value-type="float">
            <text:p>484524607</text:p>
          </table:table-cell>
          <table:table-cell office:value-type="float" office:value="1.91477" calcext:value-type="float">
            <text:p>1,91477</text:p>
          </table:table-cell>
          <table:table-cell office:value-type="float" office:value="378" calcext:value-type="float">
            <text:p>378</text:p>
          </table:table-cell>
          <table:table-cell office:value-type="float" office:value="2.22423" calcext:value-type="float">
            <text:p>2,22423</text:p>
          </table:table-cell>
          <table:table-cell table:style-name="ce1" office:value-type="float" office:value="39066897341" calcext:value-type="float">
            <text:p>39066897341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484" calcext:value-type="float">
            <text:p>484</text:p>
          </table:table-cell>
          <table:table-cell office:value-type="float" office:value="0.550383" calcext:value-type="float">
            <text:p>0,550383</text:p>
          </table:table-cell>
          <table:table-cell table:style-name="ce1" office:value-type="float" office:value="440662031" calcext:value-type="float">
            <text:p>440662031</text:p>
          </table:table-cell>
          <table:table-cell office:value-type="float" office:value="1.02841" calcext:value-type="float">
            <text:p>1,02841</text:p>
          </table:table-cell>
          <table:table-cell office:value-type="float" office:value="1209" calcext:value-type="float">
            <text:p>1209</text:p>
          </table:table-cell>
          <table:table-cell office:value-type="float" office:value="1.74241" calcext:value-type="float">
            <text:p>1,74241</text:p>
          </table:table-cell>
          <table:table-cell table:style-name="ce1" office:value-type="float" office:value="4550736749" calcext:value-type="float">
            <text:p>455073674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85154" calcext:value-type="float">
            <text:p>0,285154</text:p>
          </table:table-cell>
          <table:table-cell office:value-type="float" office:value="469" calcext:value-type="float">
            <text:p>469</text:p>
          </table:table-cell>
          <table:table-cell office:value-type="float" office:value="0.392635" calcext:value-type="float">
            <text:p>0,392635</text:p>
          </table:table-cell>
          <table:table-cell table:style-name="ce1" office:value-type="float" office:value="485993031" calcext:value-type="float">
            <text:p>485993031</text:p>
          </table:table-cell>
          <table:table-cell office:value-type="float" office:value="1.91477" calcext:value-type="float">
            <text:p>1,91477</text:p>
          </table:table-cell>
          <table:table-cell office:value-type="float" office:value="378" calcext:value-type="float">
            <text:p>378</text:p>
          </table:table-cell>
          <table:table-cell office:value-type="float" office:value="2.22423" calcext:value-type="float">
            <text:p>2,22423</text:p>
          </table:table-cell>
          <table:table-cell table:style-name="ce1" office:value-type="float" office:value="39403727492" calcext:value-type="float">
            <text:p>39403727492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484" calcext:value-type="float">
            <text:p>484</text:p>
          </table:table-cell>
          <table:table-cell office:value-type="float" office:value="0.550383" calcext:value-type="float">
            <text:p>0,550383</text:p>
          </table:table-cell>
          <table:table-cell table:style-name="ce1" office:value-type="float" office:value="442505255" calcext:value-type="float">
            <text:p>442505255</text:p>
          </table:table-cell>
          <table:table-cell office:value-type="float" office:value="1.02841" calcext:value-type="float">
            <text:p>1,02841</text:p>
          </table:table-cell>
          <table:table-cell office:value-type="float" office:value="1209" calcext:value-type="float">
            <text:p>1209</text:p>
          </table:table-cell>
          <table:table-cell office:value-type="float" office:value="1.74241" calcext:value-type="float">
            <text:p>1,74241</text:p>
          </table:table-cell>
          <table:table-cell table:style-name="ce1" office:value-type="float" office:value="4529360356" calcext:value-type="float">
            <text:p>4529360356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85154" calcext:value-type="float">
            <text:p>0,285154</text:p>
          </table:table-cell>
          <table:table-cell office:value-type="float" office:value="469" calcext:value-type="float">
            <text:p>469</text:p>
          </table:table-cell>
          <table:table-cell office:value-type="float" office:value="0.392635" calcext:value-type="float">
            <text:p>0,392635</text:p>
          </table:table-cell>
          <table:table-cell table:style-name="ce1" office:value-type="float" office:value="471302222" calcext:value-type="float">
            <text:p>471302222</text:p>
          </table:table-cell>
          <table:table-cell office:value-type="float" office:value="1.91477" calcext:value-type="float">
            <text:p>1,91477</text:p>
          </table:table-cell>
          <table:table-cell office:value-type="float" office:value="378" calcext:value-type="float">
            <text:p>378</text:p>
          </table:table-cell>
          <table:table-cell office:value-type="float" office:value="2.22423" calcext:value-type="float">
            <text:p>2,22423</text:p>
          </table:table-cell>
          <table:table-cell table:style-name="ce1" office:value-type="float" office:value="38662305952" calcext:value-type="float">
            <text:p>38662305952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484" calcext:value-type="float">
            <text:p>484</text:p>
          </table:table-cell>
          <table:table-cell office:value-type="float" office:value="0.550383" calcext:value-type="float">
            <text:p>0,550383</text:p>
          </table:table-cell>
          <table:table-cell table:style-name="ce1" office:value-type="float" office:value="442837976" calcext:value-type="float">
            <text:p>442837976</text:p>
          </table:table-cell>
          <table:table-cell office:value-type="float" office:value="1.02841" calcext:value-type="float">
            <text:p>1,02841</text:p>
          </table:table-cell>
          <table:table-cell office:value-type="float" office:value="1209" calcext:value-type="float">
            <text:p>1209</text:p>
          </table:table-cell>
          <table:table-cell office:value-type="float" office:value="1.74241" calcext:value-type="float">
            <text:p>1,74241</text:p>
          </table:table-cell>
          <table:table-cell table:style-name="ce1" office:value-type="float" office:value="4524478857" calcext:value-type="float">
            <text:p>4524478857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85154" calcext:value-type="float">
            <text:p>0,285154</text:p>
          </table:table-cell>
          <table:table-cell office:value-type="float" office:value="469" calcext:value-type="float">
            <text:p>469</text:p>
          </table:table-cell>
          <table:table-cell office:value-type="float" office:value="0.392635" calcext:value-type="float">
            <text:p>0,392635</text:p>
          </table:table-cell>
          <table:table-cell table:style-name="ce1" office:value-type="float" office:value="476931876" calcext:value-type="float">
            <text:p>476931876</text:p>
          </table:table-cell>
          <table:table-cell office:value-type="float" office:value="1.91477" calcext:value-type="float">
            <text:p>1,91477</text:p>
          </table:table-cell>
          <table:table-cell office:value-type="float" office:value="378" calcext:value-type="float">
            <text:p>378</text:p>
          </table:table-cell>
          <table:table-cell office:value-type="float" office:value="2.22423" calcext:value-type="float">
            <text:p>2,22423</text:p>
          </table:table-cell>
          <table:table-cell table:style-name="ce1" office:value-type="float" office:value="38507616029" calcext:value-type="float">
            <text:p>38507616029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484" calcext:value-type="float">
            <text:p>484</text:p>
          </table:table-cell>
          <table:table-cell office:value-type="float" office:value="0.550383" calcext:value-type="float">
            <text:p>0,550383</text:p>
          </table:table-cell>
          <table:table-cell table:style-name="ce1" office:value-type="float" office:value="447755509" calcext:value-type="float">
            <text:p>447755509</text:p>
          </table:table-cell>
          <table:table-cell office:value-type="float" office:value="1.02841" calcext:value-type="float">
            <text:p>1,02841</text:p>
          </table:table-cell>
          <table:table-cell office:value-type="float" office:value="1209" calcext:value-type="float">
            <text:p>1209</text:p>
          </table:table-cell>
          <table:table-cell office:value-type="float" office:value="1.74241" calcext:value-type="float">
            <text:p>1,74241</text:p>
          </table:table-cell>
          <table:table-cell table:style-name="ce1" office:value-type="float" office:value="4486420785" calcext:value-type="float">
            <text:p>448642078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285154" calcext:value-type="float">
            <text:p>0,285154</text:p>
          </table:table-cell>
          <table:table-cell table:formula="of:=([.C24]+[.C25]+[.C26]+[.C27]+[.C28])/5" office:value-type="float" office:value="469" calcext:value-type="float">
            <text:p>469</text:p>
          </table:table-cell>
          <table:table-cell table:formula="of:=([.D24]+[.D25]+[.D26]+[.D27]+[.D28])/5" office:value-type="float" office:value="0.392635" calcext:value-type="float">
            <text:p>0,392635</text:p>
          </table:table-cell>
          <table:table-cell table:style-name="ce1" table:formula="of:=([.E24]+[.E25]+[.E26]+[.E27]+[.E28])/5" office:value-type="float" office:value="479618643.4" calcext:value-type="float">
            <text:p>479618643,4</text:p>
          </table:table-cell>
          <table:table-cell table:formula="of:=([.F24]+[.F25]+[.F26]+[.F27]+[.F28])/5" office:value-type="float" office:value="1.91477" calcext:value-type="float">
            <text:p>1,91477</text:p>
          </table:table-cell>
          <table:table-cell table:formula="of:=([.G24]+[.G25]+[.G26]+[.G27]+[.G28])/5" office:value-type="float" office:value="378" calcext:value-type="float">
            <text:p>378</text:p>
          </table:table-cell>
          <table:table-cell table:formula="of:=([.H24]+[.H25]+[.H26]+[.H27]+[.H28])/5" office:value-type="float" office:value="2.22423" calcext:value-type="float">
            <text:p>2,22423</text:p>
          </table:table-cell>
          <table:table-cell table:style-name="ce1" table:formula="of:=([.I24]+[.I25]+[.I26]+[.I27]+[.I28])/5" office:value-type="float" office:value="39003103511.4" calcext:value-type="float">
            <text:p>39003103511,4</text:p>
          </table:table-cell>
          <table:table-cell table:formula="of:=([.J24]+[.J25]+[.J26]+[.J27]+[.J28])/5" office:value-type="float" office:value="0.395655" calcext:value-type="float">
            <text:p>0,395655</text:p>
          </table:table-cell>
          <table:table-cell table:formula="of:=([.K24]+[.K25]+[.K26]+[.K27]+[.K28])/5" office:value-type="float" office:value="484" calcext:value-type="float">
            <text:p>484</text:p>
          </table:table-cell>
          <table:table-cell table:formula="of:=([.L24]+[.L25]+[.L26]+[.L27]+[.L28])/5" office:value-type="float" office:value="0.550383" calcext:value-type="float">
            <text:p>0,550383</text:p>
          </table:table-cell>
          <table:table-cell table:style-name="ce1" table:formula="of:=([.M24]+[.M25]+[.M26]+[.M27]+[.M28])/5" office:value-type="float" office:value="449263108.2" calcext:value-type="float">
            <text:p>449263108,2</text:p>
          </table:table-cell>
          <table:table-cell table:formula="of:=([.N24]+[.N25]+[.N26]+[.N27]+[.N28])/5" office:value-type="float" office:value="1.02841" calcext:value-type="float">
            <text:p>1,02841</text:p>
          </table:table-cell>
          <table:table-cell table:formula="of:=([.O24]+[.O25]+[.O26]+[.O27]+[.O28])/5" office:value-type="float" office:value="1209" calcext:value-type="float">
            <text:p>1209</text:p>
          </table:table-cell>
          <table:table-cell table:formula="of:=([.P24]+[.P25]+[.P26]+[.P27]+[.P28])/5" office:value-type="float" office:value="1.74241" calcext:value-type="float">
            <text:p>1,74241</text:p>
          </table:table-cell>
          <table:table-cell table:style-name="ce1" table:formula="of:=([.Q24]+[.Q25]+[.Q26]+[.Q27]+[.Q28])/5" office:value-type="float" office:value="4512641231.8" calcext:value-type="float">
            <text:p>4512641231,8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88094" calcext:value-type="float">
            <text:p>0,288094</text:p>
          </table:table-cell>
          <table:table-cell office:value-type="float" office:value="468" calcext:value-type="float">
            <text:p>468</text:p>
          </table:table-cell>
          <table:table-cell office:value-type="float" office:value="0.396481" calcext:value-type="float">
            <text:p>0,396481</text:p>
          </table:table-cell>
          <table:table-cell table:style-name="ce1" office:value-type="float" office:value="798501682" calcext:value-type="float">
            <text:p>798501682</text:p>
          </table:table-cell>
          <table:table-cell office:value-type="float" office:value="1.46689" calcext:value-type="float">
            <text:p>1,46689</text:p>
          </table:table-cell>
          <table:table-cell office:value-type="float" office:value="407" calcext:value-type="float">
            <text:p>407</text:p>
          </table:table-cell>
          <table:table-cell office:value-type="float" office:value="1.78119" calcext:value-type="float">
            <text:p>1,78119</text:p>
          </table:table-cell>
          <table:table-cell table:style-name="ce1" office:value-type="float" office:value="40214774553" calcext:value-type="float">
            <text:p>40214774553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477" calcext:value-type="float">
            <text:p>477</text:p>
          </table:table-cell>
          <table:table-cell office:value-type="float" office:value="0.552114" calcext:value-type="float">
            <text:p>0,552114</text:p>
          </table:table-cell>
          <table:table-cell table:style-name="ce1" office:value-type="float" office:value="298122504" calcext:value-type="float">
            <text:p>298122504</text:p>
          </table:table-cell>
          <table:table-cell office:value-type="float" office:value="1.98785" calcext:value-type="float">
            <text:p>1,98785</text:p>
          </table:table-cell>
          <table:table-cell office:value-type="float" office:value="1154" calcext:value-type="float">
            <text:p>1154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760458380" calcext:value-type="float">
            <text:p>760458380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88094" calcext:value-type="float">
            <text:p>0,288094</text:p>
          </table:table-cell>
          <table:table-cell office:value-type="float" office:value="468" calcext:value-type="float">
            <text:p>468</text:p>
          </table:table-cell>
          <table:table-cell office:value-type="float" office:value="0.396481" calcext:value-type="float">
            <text:p>0,396481</text:p>
          </table:table-cell>
          <table:table-cell table:style-name="ce1" office:value-type="float" office:value="790494779" calcext:value-type="float">
            <text:p>790494779</text:p>
          </table:table-cell>
          <table:table-cell office:value-type="float" office:value="1.46689" calcext:value-type="float">
            <text:p>1,46689</text:p>
          </table:table-cell>
          <table:table-cell office:value-type="float" office:value="407" calcext:value-type="float">
            <text:p>407</text:p>
          </table:table-cell>
          <table:table-cell office:value-type="float" office:value="1.78119" calcext:value-type="float">
            <text:p>1,78119</text:p>
          </table:table-cell>
          <table:table-cell table:style-name="ce1" office:value-type="float" office:value="40425472691" calcext:value-type="float">
            <text:p>40425472691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477" calcext:value-type="float">
            <text:p>477</text:p>
          </table:table-cell>
          <table:table-cell office:value-type="float" office:value="0.552114" calcext:value-type="float">
            <text:p>0,552114</text:p>
          </table:table-cell>
          <table:table-cell table:style-name="ce1" office:value-type="float" office:value="301924292" calcext:value-type="float">
            <text:p>301924292</text:p>
          </table:table-cell>
          <table:table-cell office:value-type="float" office:value="1.98785" calcext:value-type="float">
            <text:p>1,98785</text:p>
          </table:table-cell>
          <table:table-cell office:value-type="float" office:value="1154" calcext:value-type="float">
            <text:p>1154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759091220" calcext:value-type="float">
            <text:p>75909122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88094" calcext:value-type="float">
            <text:p>0,288094</text:p>
          </table:table-cell>
          <table:table-cell office:value-type="float" office:value="468" calcext:value-type="float">
            <text:p>468</text:p>
          </table:table-cell>
          <table:table-cell office:value-type="float" office:value="0.396481" calcext:value-type="float">
            <text:p>0,396481</text:p>
          </table:table-cell>
          <table:table-cell table:style-name="ce1" office:value-type="float" office:value="809374291" calcext:value-type="float">
            <text:p>809374291</text:p>
          </table:table-cell>
          <table:table-cell office:value-type="float" office:value="1.46689" calcext:value-type="float">
            <text:p>1,46689</text:p>
          </table:table-cell>
          <table:table-cell office:value-type="float" office:value="407" calcext:value-type="float">
            <text:p>407</text:p>
          </table:table-cell>
          <table:table-cell office:value-type="float" office:value="1.78119" calcext:value-type="float">
            <text:p>1,78119</text:p>
          </table:table-cell>
          <table:table-cell table:style-name="ce1" office:value-type="float" office:value="40403075834" calcext:value-type="float">
            <text:p>40403075834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477" calcext:value-type="float">
            <text:p>477</text:p>
          </table:table-cell>
          <table:table-cell office:value-type="float" office:value="0.552114" calcext:value-type="float">
            <text:p>0,552114</text:p>
          </table:table-cell>
          <table:table-cell table:style-name="ce1" office:value-type="float" office:value="298673804" calcext:value-type="float">
            <text:p>298673804</text:p>
          </table:table-cell>
          <table:table-cell office:value-type="float" office:value="1.98785" calcext:value-type="float">
            <text:p>1,98785</text:p>
          </table:table-cell>
          <table:table-cell office:value-type="float" office:value="1154" calcext:value-type="float">
            <text:p>1154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757523663" calcext:value-type="float">
            <text:p>757523663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88094" calcext:value-type="float">
            <text:p>0,288094</text:p>
          </table:table-cell>
          <table:table-cell office:value-type="float" office:value="468" calcext:value-type="float">
            <text:p>468</text:p>
          </table:table-cell>
          <table:table-cell office:value-type="float" office:value="0.396481" calcext:value-type="float">
            <text:p>0,396481</text:p>
          </table:table-cell>
          <table:table-cell table:style-name="ce1" office:value-type="float" office:value="789659195" calcext:value-type="float">
            <text:p>789659195</text:p>
          </table:table-cell>
          <table:table-cell office:value-type="float" office:value="1.46689" calcext:value-type="float">
            <text:p>1,46689</text:p>
          </table:table-cell>
          <table:table-cell office:value-type="float" office:value="407" calcext:value-type="float">
            <text:p>407</text:p>
          </table:table-cell>
          <table:table-cell office:value-type="float" office:value="1.78119" calcext:value-type="float">
            <text:p>1,78119</text:p>
          </table:table-cell>
          <table:table-cell table:style-name="ce1" office:value-type="float" office:value="40333282616" calcext:value-type="float">
            <text:p>40333282616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477" calcext:value-type="float">
            <text:p>477</text:p>
          </table:table-cell>
          <table:table-cell office:value-type="float" office:value="0.552114" calcext:value-type="float">
            <text:p>0,552114</text:p>
          </table:table-cell>
          <table:table-cell table:style-name="ce1" office:value-type="float" office:value="299084629" calcext:value-type="float">
            <text:p>299084629</text:p>
          </table:table-cell>
          <table:table-cell office:value-type="float" office:value="1.98785" calcext:value-type="float">
            <text:p>1,98785</text:p>
          </table:table-cell>
          <table:table-cell office:value-type="float" office:value="1154" calcext:value-type="float">
            <text:p>1154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757790996" calcext:value-type="float">
            <text:p>75779099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88094" calcext:value-type="float">
            <text:p>0,288094</text:p>
          </table:table-cell>
          <table:table-cell office:value-type="float" office:value="468" calcext:value-type="float">
            <text:p>468</text:p>
          </table:table-cell>
          <table:table-cell office:value-type="float" office:value="0.396481" calcext:value-type="float">
            <text:p>0,396481</text:p>
          </table:table-cell>
          <table:table-cell table:style-name="ce1" office:value-type="float" office:value="802808677" calcext:value-type="float">
            <text:p>802808677</text:p>
          </table:table-cell>
          <table:table-cell office:value-type="float" office:value="1.46689" calcext:value-type="float">
            <text:p>1,46689</text:p>
          </table:table-cell>
          <table:table-cell office:value-type="float" office:value="407" calcext:value-type="float">
            <text:p>407</text:p>
          </table:table-cell>
          <table:table-cell office:value-type="float" office:value="1.78119" calcext:value-type="float">
            <text:p>1,78119</text:p>
          </table:table-cell>
          <table:table-cell table:style-name="ce1" office:value-type="float" office:value="40389413272" calcext:value-type="float">
            <text:p>40389413272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477" calcext:value-type="float">
            <text:p>477</text:p>
          </table:table-cell>
          <table:table-cell office:value-type="float" office:value="0.552114" calcext:value-type="float">
            <text:p>0,552114</text:p>
          </table:table-cell>
          <table:table-cell table:style-name="ce1" office:value-type="float" office:value="300202165" calcext:value-type="float">
            <text:p>300202165</text:p>
          </table:table-cell>
          <table:table-cell office:value-type="float" office:value="1.98785" calcext:value-type="float">
            <text:p>1,98785</text:p>
          </table:table-cell>
          <table:table-cell office:value-type="float" office:value="1154" calcext:value-type="float">
            <text:p>1154</text:p>
          </table:table-cell>
          <table:table-cell office:value-type="float" office:value="2.91146" calcext:value-type="float">
            <text:p>2,91146</text:p>
          </table:table-cell>
          <table:table-cell table:style-name="ce1" office:value-type="float" office:value="762422809" calcext:value-type="float">
            <text:p>762422809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88094" calcext:value-type="float">
            <text:p>0,288094</text:p>
          </table:table-cell>
          <table:table-cell table:style-name="ce9" table:formula="of:=([.C31]+[.C32]+[.C33]+[.C34]+[.C35])/5" office:value-type="float" office:value="468" calcext:value-type="float">
            <text:p>468</text:p>
          </table:table-cell>
          <table:table-cell table:style-name="ce9" table:formula="of:=([.D31]+[.D32]+[.D33]+[.D34]+[.D35])/5" office:value-type="float" office:value="0.396481" calcext:value-type="float">
            <text:p>0,396481</text:p>
          </table:table-cell>
          <table:table-cell table:style-name="ce2" table:formula="of:=([.E31]+[.E32]+[.E33]+[.E34]+[.E35])/5" office:value-type="float" office:value="798167724.8" calcext:value-type="float">
            <text:p>798167724,8</text:p>
          </table:table-cell>
          <table:table-cell table:style-name="ce9" table:formula="of:=([.F31]+[.F32]+[.F33]+[.F34]+[.F35])/5" office:value-type="float" office:value="1.46689" calcext:value-type="float">
            <text:p>1,46689</text:p>
          </table:table-cell>
          <table:table-cell table:style-name="ce9" table:formula="of:=([.G31]+[.G32]+[.G33]+[.G34]+[.G35])/5" office:value-type="float" office:value="407" calcext:value-type="float">
            <text:p>407</text:p>
          </table:table-cell>
          <table:table-cell table:style-name="ce9" table:formula="of:=([.H31]+[.H32]+[.H33]+[.H34]+[.H35])/5" office:value-type="float" office:value="1.78119" calcext:value-type="float">
            <text:p>1,78119</text:p>
          </table:table-cell>
          <table:table-cell table:style-name="ce2" table:formula="of:=([.I31]+[.I32]+[.I33]+[.I34]+[.I35])/5" office:value-type="float" office:value="40353203793.2" calcext:value-type="float">
            <text:p>40353203793,2</text:p>
          </table:table-cell>
          <table:table-cell table:style-name="ce9" table:formula="of:=([.J31]+[.J32]+[.J33]+[.J34]+[.J35])/5" office:value-type="float" office:value="0.398493" calcext:value-type="float">
            <text:p>0,398493</text:p>
          </table:table-cell>
          <table:table-cell table:style-name="ce9" table:formula="of:=([.K31]+[.K32]+[.K33]+[.K34]+[.K35])/5" office:value-type="float" office:value="477" calcext:value-type="float">
            <text:p>477</text:p>
          </table:table-cell>
          <table:table-cell table:style-name="ce9" table:formula="of:=([.L31]+[.L32]+[.L33]+[.L34]+[.L35])/5" office:value-type="float" office:value="0.552114" calcext:value-type="float">
            <text:p>0,552114</text:p>
          </table:table-cell>
          <table:table-cell table:style-name="ce2" table:formula="of:=([.M31]+[.M32]+[.M33]+[.M34]+[.M35])/5" office:value-type="float" office:value="299601478.8" calcext:value-type="float">
            <text:p>299601478,8</text:p>
          </table:table-cell>
          <table:table-cell table:style-name="ce9" table:formula="of:=([.N31]+[.N32]+[.N33]+[.N34]+[.N35])/5" office:value-type="float" office:value="1.98785" calcext:value-type="float">
            <text:p>1,98785</text:p>
          </table:table-cell>
          <table:table-cell table:style-name="ce9" table:formula="of:=([.O31]+[.O32]+[.O33]+[.O34]+[.O35])/5" office:value-type="float" office:value="1154" calcext:value-type="float">
            <text:p>1154</text:p>
          </table:table-cell>
          <table:table-cell table:style-name="ce9" table:formula="of:=([.P31]+[.P32]+[.P33]+[.P34]+[.P35])/5" office:value-type="float" office:value="2.91146" calcext:value-type="float">
            <text:p>2,91146</text:p>
          </table:table-cell>
          <table:table-cell table:style-name="ce2" table:formula="of:=([.Q31]+[.Q32]+[.Q33]+[.Q34]+[.Q35])/5" office:value-type="float" office:value="759457413.6" calcext:value-type="float">
            <text:p>759457413,6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85624" calcext:value-type="float">
            <text:p>0,285624</text:p>
          </table:table-cell>
          <table:table-cell office:value-type="float" office:value="955" calcext:value-type="float">
            <text:p>955</text:p>
          </table:table-cell>
          <table:table-cell office:value-type="float" office:value="0.405136" calcext:value-type="float">
            <text:p>0,405136</text:p>
          </table:table-cell>
          <table:table-cell table:style-name="ce1" office:value-type="float" office:value="526717468" calcext:value-type="float">
            <text:p>526717468</text:p>
          </table:table-cell>
          <table:table-cell office:value-type="float" office:value="1.93033" calcext:value-type="float">
            <text:p>1,93033</text:p>
          </table:table-cell>
          <table:table-cell office:value-type="float" office:value="780" calcext:value-type="float">
            <text:p>780</text:p>
          </table:table-cell>
          <table:table-cell office:value-type="float" office:value="2.26469" calcext:value-type="float">
            <text:p>2,26469</text:p>
          </table:table-cell>
          <table:table-cell table:style-name="ce1" office:value-type="float" office:value="50033780554" calcext:value-type="float">
            <text:p>50033780554</text:p>
          </table:table-cell>
          <table:table-cell office:value-type="float" office:value="0.400157" calcext:value-type="float">
            <text:p>0,400157</text:p>
          </table:table-cell>
          <table:table-cell office:value-type="float" office:value="956" calcext:value-type="float">
            <text:p>956</text:p>
          </table:table-cell>
          <table:table-cell office:value-type="float" office:value="0.561131" calcext:value-type="float">
            <text:p>0,561131</text:p>
          </table:table-cell>
          <table:table-cell table:style-name="ce1" office:value-type="float" office:value="350446701" calcext:value-type="float">
            <text:p>350446701</text:p>
          </table:table-cell>
          <table:table-cell office:value-type="float" office:value="0.383132" calcext:value-type="float">
            <text:p>0,383132</text:p>
          </table:table-cell>
          <table:table-cell office:value-type="float" office:value="2122" calcext:value-type="float">
            <text:p>2122</text:p>
          </table:table-cell>
          <table:table-cell office:value-type="float" office:value="0.889572" calcext:value-type="float">
            <text:p>0,889572</text:p>
          </table:table-cell>
          <table:table-cell table:style-name="ce1" office:value-type="float" office:value="7597176780" calcext:value-type="float">
            <text:p>7597176780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85624" calcext:value-type="float">
            <text:p>0,285624</text:p>
          </table:table-cell>
          <table:table-cell office:value-type="float" office:value="955" calcext:value-type="float">
            <text:p>955</text:p>
          </table:table-cell>
          <table:table-cell office:value-type="float" office:value="0.405136" calcext:value-type="float">
            <text:p>0,405136</text:p>
          </table:table-cell>
          <table:table-cell table:style-name="ce1" office:value-type="float" office:value="507024383" calcext:value-type="float">
            <text:p>507024383</text:p>
          </table:table-cell>
          <table:table-cell office:value-type="float" office:value="1.93033" calcext:value-type="float">
            <text:p>1,93033</text:p>
          </table:table-cell>
          <table:table-cell office:value-type="float" office:value="780" calcext:value-type="float">
            <text:p>780</text:p>
          </table:table-cell>
          <table:table-cell office:value-type="float" office:value="2.26469" calcext:value-type="float">
            <text:p>2,26469</text:p>
          </table:table-cell>
          <table:table-cell table:style-name="ce1" office:value-type="float" office:value="46333105877" calcext:value-type="float">
            <text:p>46333105877</text:p>
          </table:table-cell>
          <table:table-cell office:value-type="float" office:value="0.400157" calcext:value-type="float">
            <text:p>0,400157</text:p>
          </table:table-cell>
          <table:table-cell office:value-type="float" office:value="956" calcext:value-type="float">
            <text:p>956</text:p>
          </table:table-cell>
          <table:table-cell office:value-type="float" office:value="0.561131" calcext:value-type="float">
            <text:p>0,561131</text:p>
          </table:table-cell>
          <table:table-cell table:style-name="ce1" office:value-type="float" office:value="325306806" calcext:value-type="float">
            <text:p>325306806</text:p>
          </table:table-cell>
          <table:table-cell office:value-type="float" office:value="0.383132" calcext:value-type="float">
            <text:p>0,383132</text:p>
          </table:table-cell>
          <table:table-cell office:value-type="float" office:value="2122" calcext:value-type="float">
            <text:p>2122</text:p>
          </table:table-cell>
          <table:table-cell office:value-type="float" office:value="0.889572" calcext:value-type="float">
            <text:p>0,889572</text:p>
          </table:table-cell>
          <table:table-cell table:style-name="ce1" office:value-type="float" office:value="7565133299" calcext:value-type="float">
            <text:p>756513329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85624" calcext:value-type="float">
            <text:p>0,285624</text:p>
          </table:table-cell>
          <table:table-cell office:value-type="float" office:value="955" calcext:value-type="float">
            <text:p>955</text:p>
          </table:table-cell>
          <table:table-cell office:value-type="float" office:value="0.405136" calcext:value-type="float">
            <text:p>0,405136</text:p>
          </table:table-cell>
          <table:table-cell table:style-name="ce1" office:value-type="float" office:value="524109913" calcext:value-type="float">
            <text:p>524109913</text:p>
          </table:table-cell>
          <table:table-cell office:value-type="float" office:value="1.93033" calcext:value-type="float">
            <text:p>1,93033</text:p>
          </table:table-cell>
          <table:table-cell office:value-type="float" office:value="780" calcext:value-type="float">
            <text:p>780</text:p>
          </table:table-cell>
          <table:table-cell office:value-type="float" office:value="2.26469" calcext:value-type="float">
            <text:p>2,26469</text:p>
          </table:table-cell>
          <table:table-cell table:style-name="ce1" office:value-type="float" office:value="48048869183" calcext:value-type="float">
            <text:p>48048869183</text:p>
          </table:table-cell>
          <table:table-cell office:value-type="float" office:value="0.400157" calcext:value-type="float">
            <text:p>0,400157</text:p>
          </table:table-cell>
          <table:table-cell office:value-type="float" office:value="956" calcext:value-type="float">
            <text:p>956</text:p>
          </table:table-cell>
          <table:table-cell office:value-type="float" office:value="0.561131" calcext:value-type="float">
            <text:p>0,561131</text:p>
          </table:table-cell>
          <table:table-cell table:style-name="ce1" office:value-type="float" office:value="354783056" calcext:value-type="float">
            <text:p>354783056</text:p>
          </table:table-cell>
          <table:table-cell office:value-type="float" office:value="0.383132" calcext:value-type="float">
            <text:p>0,383132</text:p>
          </table:table-cell>
          <table:table-cell office:value-type="float" office:value="2122" calcext:value-type="float">
            <text:p>2122</text:p>
          </table:table-cell>
          <table:table-cell office:value-type="float" office:value="0.889572" calcext:value-type="float">
            <text:p>0,889572</text:p>
          </table:table-cell>
          <table:table-cell table:style-name="ce1" office:value-type="float" office:value="7360340615" calcext:value-type="float">
            <text:p>7360340615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85624" calcext:value-type="float">
            <text:p>0,285624</text:p>
          </table:table-cell>
          <table:table-cell office:value-type="float" office:value="955" calcext:value-type="float">
            <text:p>955</text:p>
          </table:table-cell>
          <table:table-cell office:value-type="float" office:value="0.405136" calcext:value-type="float">
            <text:p>0,405136</text:p>
          </table:table-cell>
          <table:table-cell table:style-name="ce1" office:value-type="float" office:value="514586503" calcext:value-type="float">
            <text:p>514586503</text:p>
          </table:table-cell>
          <table:table-cell office:value-type="float" office:value="1.93033" calcext:value-type="float">
            <text:p>1,93033</text:p>
          </table:table-cell>
          <table:table-cell office:value-type="float" office:value="780" calcext:value-type="float">
            <text:p>780</text:p>
          </table:table-cell>
          <table:table-cell office:value-type="float" office:value="2.26469" calcext:value-type="float">
            <text:p>2,26469</text:p>
          </table:table-cell>
          <table:table-cell table:style-name="ce1" office:value-type="float" office:value="51708757801" calcext:value-type="float">
            <text:p>51708757801</text:p>
          </table:table-cell>
          <table:table-cell office:value-type="float" office:value="0.400157" calcext:value-type="float">
            <text:p>0,400157</text:p>
          </table:table-cell>
          <table:table-cell office:value-type="float" office:value="956" calcext:value-type="float">
            <text:p>956</text:p>
          </table:table-cell>
          <table:table-cell office:value-type="float" office:value="0.561131" calcext:value-type="float">
            <text:p>0,561131</text:p>
          </table:table-cell>
          <table:table-cell table:style-name="ce1" office:value-type="float" office:value="319658975" calcext:value-type="float">
            <text:p>319658975</text:p>
          </table:table-cell>
          <table:table-cell office:value-type="float" office:value="0.383132" calcext:value-type="float">
            <text:p>0,383132</text:p>
          </table:table-cell>
          <table:table-cell office:value-type="float" office:value="2122" calcext:value-type="float">
            <text:p>2122</text:p>
          </table:table-cell>
          <table:table-cell office:value-type="float" office:value="0.889572" calcext:value-type="float">
            <text:p>0,889572</text:p>
          </table:table-cell>
          <table:table-cell table:style-name="ce1" office:value-type="float" office:value="7374182087" calcext:value-type="float">
            <text:p>737418208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85624" calcext:value-type="float">
            <text:p>0,285624</text:p>
          </table:table-cell>
          <table:table-cell office:value-type="float" office:value="955" calcext:value-type="float">
            <text:p>955</text:p>
          </table:table-cell>
          <table:table-cell office:value-type="float" office:value="0.405136" calcext:value-type="float">
            <text:p>0,405136</text:p>
          </table:table-cell>
          <table:table-cell table:style-name="ce1" office:value-type="float" office:value="509835924" calcext:value-type="float">
            <text:p>509835924</text:p>
          </table:table-cell>
          <table:table-cell office:value-type="float" office:value="1.93033" calcext:value-type="float">
            <text:p>1,93033</text:p>
          </table:table-cell>
          <table:table-cell office:value-type="float" office:value="780" calcext:value-type="float">
            <text:p>780</text:p>
          </table:table-cell>
          <table:table-cell office:value-type="float" office:value="2.26469" calcext:value-type="float">
            <text:p>2,26469</text:p>
          </table:table-cell>
          <table:table-cell table:style-name="ce1" office:value-type="float" office:value="46205186427" calcext:value-type="float">
            <text:p>46205186427</text:p>
          </table:table-cell>
          <table:table-cell office:value-type="float" office:value="0.400157" calcext:value-type="float">
            <text:p>0,400157</text:p>
          </table:table-cell>
          <table:table-cell office:value-type="float" office:value="956" calcext:value-type="float">
            <text:p>956</text:p>
          </table:table-cell>
          <table:table-cell office:value-type="float" office:value="0.561131" calcext:value-type="float">
            <text:p>0,561131</text:p>
          </table:table-cell>
          <table:table-cell table:style-name="ce1" office:value-type="float" office:value="328309086" calcext:value-type="float">
            <text:p>328309086</text:p>
          </table:table-cell>
          <table:table-cell office:value-type="float" office:value="0.383132" calcext:value-type="float">
            <text:p>0,383132</text:p>
          </table:table-cell>
          <table:table-cell office:value-type="float" office:value="2122" calcext:value-type="float">
            <text:p>2122</text:p>
          </table:table-cell>
          <table:table-cell office:value-type="float" office:value="0.889572" calcext:value-type="float">
            <text:p>0,889572</text:p>
          </table:table-cell>
          <table:table-cell table:style-name="ce1" office:value-type="float" office:value="7374018935" calcext:value-type="float">
            <text:p>7374018935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285624" calcext:value-type="float">
            <text:p>0,285624</text:p>
          </table:table-cell>
          <table:table-cell table:formula="of:=([.C38]+[.C39]+[.C40]+[.C41]+[.C42])/5" office:value-type="float" office:value="955" calcext:value-type="float">
            <text:p>955</text:p>
          </table:table-cell>
          <table:table-cell table:formula="of:=([.D38]+[.D39]+[.D40]+[.D41]+[.D42])/5" office:value-type="float" office:value="0.405136" calcext:value-type="float">
            <text:p>0,405136</text:p>
          </table:table-cell>
          <table:table-cell table:style-name="ce1" table:formula="of:=([.E38]+[.E39]+[.E40]+[.E41]+[.E42])/5" office:value-type="float" office:value="516454838.2" calcext:value-type="float">
            <text:p>516454838,2</text:p>
          </table:table-cell>
          <table:table-cell table:formula="of:=([.F38]+[.F39]+[.F40]+[.F41]+[.F42])/5" office:value-type="float" office:value="1.93033" calcext:value-type="float">
            <text:p>1,93033</text:p>
          </table:table-cell>
          <table:table-cell table:formula="of:=([.G38]+[.G39]+[.G40]+[.G41]+[.G42])/5" office:value-type="float" office:value="780" calcext:value-type="float">
            <text:p>780</text:p>
          </table:table-cell>
          <table:table-cell table:formula="of:=([.H38]+[.H39]+[.H40]+[.H41]+[.H42])/5" office:value-type="float" office:value="2.26469" calcext:value-type="float">
            <text:p>2,26469</text:p>
          </table:table-cell>
          <table:table-cell table:style-name="ce1" table:formula="of:=([.I38]+[.I39]+[.I40]+[.I41]+[.I42])/5" office:value-type="float" office:value="48465939968.4" calcext:value-type="float">
            <text:p>48465939968,4</text:p>
          </table:table-cell>
          <table:table-cell table:formula="of:=([.J38]+[.J39]+[.J40]+[.J41]+[.J42])/5" office:value-type="float" office:value="0.400157" calcext:value-type="float">
            <text:p>0,400157</text:p>
          </table:table-cell>
          <table:table-cell table:formula="of:=([.K38]+[.K39]+[.K40]+[.K41]+[.K42])/5" office:value-type="float" office:value="956" calcext:value-type="float">
            <text:p>956</text:p>
          </table:table-cell>
          <table:table-cell table:formula="of:=([.L38]+[.L39]+[.L40]+[.L41]+[.L42])/5" office:value-type="float" office:value="0.561131" calcext:value-type="float">
            <text:p>0,561131</text:p>
          </table:table-cell>
          <table:table-cell table:style-name="ce1" table:formula="of:=([.M38]+[.M39]+[.M40]+[.M41]+[.M42])/5" office:value-type="float" office:value="335700924.8" calcext:value-type="float">
            <text:p>335700924,8</text:p>
          </table:table-cell>
          <table:table-cell table:formula="of:=([.N38]+[.N39]+[.N40]+[.N41]+[.N42])/5" office:value-type="float" office:value="0.383132" calcext:value-type="float">
            <text:p>0,383132</text:p>
          </table:table-cell>
          <table:table-cell table:formula="of:=([.O38]+[.O39]+[.O40]+[.O41]+[.O42])/5" office:value-type="float" office:value="2122" calcext:value-type="float">
            <text:p>2122</text:p>
          </table:table-cell>
          <table:table-cell table:formula="of:=([.P38]+[.P39]+[.P40]+[.P41]+[.P42])/5" office:value-type="float" office:value="0.889572" calcext:value-type="float">
            <text:p>0,889572</text:p>
          </table:table-cell>
          <table:table-cell table:style-name="ce1" table:formula="of:=([.Q38]+[.Q39]+[.Q40]+[.Q41]+[.Q42])/5" office:value-type="float" office:value="7454170343.2" calcext:value-type="float">
            <text:p>7454170343,2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0135" calcext:value-type="float">
            <text:p>0,290135</text:p>
          </table:table-cell>
          <table:table-cell office:value-type="float" office:value="934" calcext:value-type="float">
            <text:p>934</text:p>
          </table:table-cell>
          <table:table-cell office:value-type="float" office:value="0.40627" calcext:value-type="float">
            <text:p>0,40627</text:p>
          </table:table-cell>
          <table:table-cell table:style-name="ce1" office:value-type="float" office:value="686782078" calcext:value-type="float">
            <text:p>686782078</text:p>
          </table:table-cell>
          <table:table-cell office:value-type="float" office:value="1.47954" calcext:value-type="float">
            <text:p>1,47954</text:p>
          </table:table-cell>
          <table:table-cell office:value-type="float" office:value="942" calcext:value-type="float">
            <text:p>942</text:p>
          </table:table-cell>
          <table:table-cell office:value-type="float" office:value="1.8547" calcext:value-type="float">
            <text:p>1,8547</text:p>
          </table:table-cell>
          <table:table-cell table:style-name="ce1" office:value-type="float" office:value="47776658010" calcext:value-type="float">
            <text:p>47776658010</text:p>
          </table:table-cell>
          <table:table-cell office:value-type="float" office:value="0.384311" calcext:value-type="float">
            <text:p>0,384311</text:p>
          </table:table-cell>
          <table:table-cell office:value-type="float" office:value="924" calcext:value-type="float">
            <text:p>924</text:p>
          </table:table-cell>
          <table:table-cell office:value-type="float" office:value="0.539274" calcext:value-type="float">
            <text:p>0,539274</text:p>
          </table:table-cell>
          <table:table-cell table:style-name="ce1" office:value-type="float" office:value="685563538" calcext:value-type="float">
            <text:p>685563538</text:p>
          </table:table-cell>
          <table:table-cell office:value-type="float" office:value="0.938057" calcext:value-type="float">
            <text:p>0,938057</text:p>
          </table:table-cell>
          <table:table-cell office:value-type="float" office:value="1866" calcext:value-type="float">
            <text:p>1866</text:p>
          </table:table-cell>
          <table:table-cell office:value-type="float" office:value="1.48397" calcext:value-type="float">
            <text:p>1,48397</text:p>
          </table:table-cell>
          <table:table-cell table:style-name="ce1" office:value-type="float" office:value="6162403464" calcext:value-type="float">
            <text:p>616240346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0135" calcext:value-type="float">
            <text:p>0,290135</text:p>
          </table:table-cell>
          <table:table-cell office:value-type="float" office:value="934" calcext:value-type="float">
            <text:p>934</text:p>
          </table:table-cell>
          <table:table-cell office:value-type="float" office:value="0.40627" calcext:value-type="float">
            <text:p>0,40627</text:p>
          </table:table-cell>
          <table:table-cell table:style-name="ce1" office:value-type="float" office:value="697039477" calcext:value-type="float">
            <text:p>697039477</text:p>
          </table:table-cell>
          <table:table-cell office:value-type="float" office:value="1.47954" calcext:value-type="float">
            <text:p>1,47954</text:p>
          </table:table-cell>
          <table:table-cell office:value-type="float" office:value="942" calcext:value-type="float">
            <text:p>942</text:p>
          </table:table-cell>
          <table:table-cell office:value-type="float" office:value="1.8547" calcext:value-type="float">
            <text:p>1,8547</text:p>
          </table:table-cell>
          <table:table-cell table:style-name="ce1" office:value-type="float" office:value="47727607874" calcext:value-type="float">
            <text:p>47727607874</text:p>
          </table:table-cell>
          <table:table-cell office:value-type="float" office:value="0.384311" calcext:value-type="float">
            <text:p>0,384311</text:p>
          </table:table-cell>
          <table:table-cell office:value-type="float" office:value="924" calcext:value-type="float">
            <text:p>924</text:p>
          </table:table-cell>
          <table:table-cell office:value-type="float" office:value="0.539274" calcext:value-type="float">
            <text:p>0,539274</text:p>
          </table:table-cell>
          <table:table-cell table:style-name="ce1" office:value-type="float" office:value="670675251" calcext:value-type="float">
            <text:p>670675251</text:p>
          </table:table-cell>
          <table:table-cell office:value-type="float" office:value="0.938057" calcext:value-type="float">
            <text:p>0,938057</text:p>
          </table:table-cell>
          <table:table-cell office:value-type="float" office:value="1866" calcext:value-type="float">
            <text:p>1866</text:p>
          </table:table-cell>
          <table:table-cell office:value-type="float" office:value="1.48397" calcext:value-type="float">
            <text:p>1,48397</text:p>
          </table:table-cell>
          <table:table-cell table:style-name="ce1" office:value-type="float" office:value="6148567006" calcext:value-type="float">
            <text:p>614856700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0135" calcext:value-type="float">
            <text:p>0,290135</text:p>
          </table:table-cell>
          <table:table-cell office:value-type="float" office:value="934" calcext:value-type="float">
            <text:p>934</text:p>
          </table:table-cell>
          <table:table-cell office:value-type="float" office:value="0.40627" calcext:value-type="float">
            <text:p>0,40627</text:p>
          </table:table-cell>
          <table:table-cell table:style-name="ce1" office:value-type="float" office:value="700049166" calcext:value-type="float">
            <text:p>700049166</text:p>
          </table:table-cell>
          <table:table-cell office:value-type="float" office:value="1.47954" calcext:value-type="float">
            <text:p>1,47954</text:p>
          </table:table-cell>
          <table:table-cell office:value-type="float" office:value="942" calcext:value-type="float">
            <text:p>942</text:p>
          </table:table-cell>
          <table:table-cell office:value-type="float" office:value="1.8547" calcext:value-type="float">
            <text:p>1,8547</text:p>
          </table:table-cell>
          <table:table-cell table:style-name="ce1" office:value-type="float" office:value="40171453964" calcext:value-type="float">
            <text:p>40171453964</text:p>
          </table:table-cell>
          <table:table-cell office:value-type="float" office:value="0.384311" calcext:value-type="float">
            <text:p>0,384311</text:p>
          </table:table-cell>
          <table:table-cell office:value-type="float" office:value="924" calcext:value-type="float">
            <text:p>924</text:p>
          </table:table-cell>
          <table:table-cell office:value-type="float" office:value="0.539274" calcext:value-type="float">
            <text:p>0,539274</text:p>
          </table:table-cell>
          <table:table-cell table:style-name="ce1" office:value-type="float" office:value="627725452" calcext:value-type="float">
            <text:p>627725452</text:p>
          </table:table-cell>
          <table:table-cell office:value-type="float" office:value="0.938057" calcext:value-type="float">
            <text:p>0,938057</text:p>
          </table:table-cell>
          <table:table-cell office:value-type="float" office:value="1866" calcext:value-type="float">
            <text:p>1866</text:p>
          </table:table-cell>
          <table:table-cell office:value-type="float" office:value="1.48397" calcext:value-type="float">
            <text:p>1,48397</text:p>
          </table:table-cell>
          <table:table-cell table:style-name="ce1" office:value-type="float" office:value="6139192844" calcext:value-type="float">
            <text:p>613919284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0135" calcext:value-type="float">
            <text:p>0,290135</text:p>
          </table:table-cell>
          <table:table-cell office:value-type="float" office:value="934" calcext:value-type="float">
            <text:p>934</text:p>
          </table:table-cell>
          <table:table-cell office:value-type="float" office:value="0.40627" calcext:value-type="float">
            <text:p>0,40627</text:p>
          </table:table-cell>
          <table:table-cell table:style-name="ce1" office:value-type="float" office:value="698069476" calcext:value-type="float">
            <text:p>698069476</text:p>
          </table:table-cell>
          <table:table-cell office:value-type="float" office:value="1.47954" calcext:value-type="float">
            <text:p>1,47954</text:p>
          </table:table-cell>
          <table:table-cell office:value-type="float" office:value="942" calcext:value-type="float">
            <text:p>942</text:p>
          </table:table-cell>
          <table:table-cell office:value-type="float" office:value="1.8547" calcext:value-type="float">
            <text:p>1,8547</text:p>
          </table:table-cell>
          <table:table-cell table:style-name="ce1" office:value-type="float" office:value="44468132305" calcext:value-type="float">
            <text:p>44468132305</text:p>
          </table:table-cell>
          <table:table-cell office:value-type="float" office:value="0.384311" calcext:value-type="float">
            <text:p>0,384311</text:p>
          </table:table-cell>
          <table:table-cell office:value-type="float" office:value="924" calcext:value-type="float">
            <text:p>924</text:p>
          </table:table-cell>
          <table:table-cell office:value-type="float" office:value="0.539274" calcext:value-type="float">
            <text:p>0,539274</text:p>
          </table:table-cell>
          <table:table-cell table:style-name="ce1" office:value-type="float" office:value="635431250" calcext:value-type="float">
            <text:p>635431250</text:p>
          </table:table-cell>
          <table:table-cell office:value-type="float" office:value="0.938057" calcext:value-type="float">
            <text:p>0,938057</text:p>
          </table:table-cell>
          <table:table-cell office:value-type="float" office:value="1866" calcext:value-type="float">
            <text:p>1866</text:p>
          </table:table-cell>
          <table:table-cell office:value-type="float" office:value="1.48397" calcext:value-type="float">
            <text:p>1,48397</text:p>
          </table:table-cell>
          <table:table-cell table:style-name="ce1" office:value-type="float" office:value="6145973047" calcext:value-type="float">
            <text:p>614597304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0135" calcext:value-type="float">
            <text:p>0,290135</text:p>
          </table:table-cell>
          <table:table-cell office:value-type="float" office:value="934" calcext:value-type="float">
            <text:p>934</text:p>
          </table:table-cell>
          <table:table-cell office:value-type="float" office:value="0.40627" calcext:value-type="float">
            <text:p>0,40627</text:p>
          </table:table-cell>
          <table:table-cell table:style-name="ce1" office:value-type="float" office:value="689664163" calcext:value-type="float">
            <text:p>689664163</text:p>
          </table:table-cell>
          <table:table-cell office:value-type="float" office:value="1.47954" calcext:value-type="float">
            <text:p>1,47954</text:p>
          </table:table-cell>
          <table:table-cell office:value-type="float" office:value="942" calcext:value-type="float">
            <text:p>942</text:p>
          </table:table-cell>
          <table:table-cell office:value-type="float" office:value="1.8547" calcext:value-type="float">
            <text:p>1,8547</text:p>
          </table:table-cell>
          <table:table-cell table:style-name="ce1" office:value-type="float" office:value="45840946146" calcext:value-type="float">
            <text:p>45840946146</text:p>
          </table:table-cell>
          <table:table-cell office:value-type="float" office:value="0.384311" calcext:value-type="float">
            <text:p>0,384311</text:p>
          </table:table-cell>
          <table:table-cell office:value-type="float" office:value="924" calcext:value-type="float">
            <text:p>924</text:p>
          </table:table-cell>
          <table:table-cell office:value-type="float" office:value="0.539274" calcext:value-type="float">
            <text:p>0,539274</text:p>
          </table:table-cell>
          <table:table-cell table:style-name="ce1" office:value-type="float" office:value="644009620" calcext:value-type="float">
            <text:p>644009620</text:p>
          </table:table-cell>
          <table:table-cell office:value-type="float" office:value="0.938057" calcext:value-type="float">
            <text:p>0,938057</text:p>
          </table:table-cell>
          <table:table-cell office:value-type="float" office:value="1866" calcext:value-type="float">
            <text:p>1866</text:p>
          </table:table-cell>
          <table:table-cell office:value-type="float" office:value="1.48397" calcext:value-type="float">
            <text:p>1,48397</text:p>
          </table:table-cell>
          <table:table-cell table:style-name="ce1" office:value-type="float" office:value="6115630234" calcext:value-type="float">
            <text:p>6115630234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290135" calcext:value-type="float">
            <text:p>0,290135</text:p>
          </table:table-cell>
          <table:table-cell table:formula="of:=([.C45]+[.C46]+[.C47]+[.C48]+[.C49])/5" office:value-type="float" office:value="934" calcext:value-type="float">
            <text:p>934</text:p>
          </table:table-cell>
          <table:table-cell table:formula="of:=([.D45]+[.D46]+[.D47]+[.D48]+[.D49])/5" office:value-type="float" office:value="0.40627" calcext:value-type="float">
            <text:p>0,40627</text:p>
          </table:table-cell>
          <table:table-cell table:style-name="ce1" table:formula="of:=([.E45]+[.E46]+[.E47]+[.E48]+[.E49])/5" office:value-type="float" office:value="694320872" calcext:value-type="float">
            <text:p>694320872</text:p>
          </table:table-cell>
          <table:table-cell table:formula="of:=([.F45]+[.F46]+[.F47]+[.F48]+[.F49])/5" office:value-type="float" office:value="1.47954" calcext:value-type="float">
            <text:p>1,47954</text:p>
          </table:table-cell>
          <table:table-cell table:formula="of:=([.G45]+[.G46]+[.G47]+[.G48]+[.G49])/5" office:value-type="float" office:value="942" calcext:value-type="float">
            <text:p>942</text:p>
          </table:table-cell>
          <table:table-cell table:formula="of:=([.H45]+[.H46]+[.H47]+[.H48]+[.H49])/5" office:value-type="float" office:value="1.8547" calcext:value-type="float">
            <text:p>1,8547</text:p>
          </table:table-cell>
          <table:table-cell table:style-name="ce1" table:formula="of:=([.I45]+[.I46]+[.I47]+[.I48]+[.I49])/5" office:value-type="float" office:value="45196959659.8" calcext:value-type="float">
            <text:p>45196959659,8</text:p>
          </table:table-cell>
          <table:table-cell table:formula="of:=([.J45]+[.J46]+[.J47]+[.J48]+[.J49])/5" office:value-type="float" office:value="0.384311" calcext:value-type="float">
            <text:p>0,384311</text:p>
          </table:table-cell>
          <table:table-cell table:formula="of:=([.K45]+[.K46]+[.K47]+[.K48]+[.K49])/5" office:value-type="float" office:value="924" calcext:value-type="float">
            <text:p>924</text:p>
          </table:table-cell>
          <table:table-cell table:formula="of:=([.L45]+[.L46]+[.L47]+[.L48]+[.L49])/5" office:value-type="float" office:value="0.539274" calcext:value-type="float">
            <text:p>0,539274</text:p>
          </table:table-cell>
          <table:table-cell table:style-name="ce1" table:formula="of:=([.M45]+[.M46]+[.M47]+[.M48]+[.M49])/5" office:value-type="float" office:value="652681022.2" calcext:value-type="float">
            <text:p>652681022,2</text:p>
          </table:table-cell>
          <table:table-cell table:formula="of:=([.N45]+[.N46]+[.N47]+[.N48]+[.N49])/5" office:value-type="float" office:value="0.938057" calcext:value-type="float">
            <text:p>0,938057</text:p>
          </table:table-cell>
          <table:table-cell table:formula="of:=([.O45]+[.O46]+[.O47]+[.O48]+[.O49])/5" office:value-type="float" office:value="1866" calcext:value-type="float">
            <text:p>1866</text:p>
          </table:table-cell>
          <table:table-cell table:formula="of:=([.P45]+[.P46]+[.P47]+[.P48]+[.P49])/5" office:value-type="float" office:value="1.48397" calcext:value-type="float">
            <text:p>1,48397</text:p>
          </table:table-cell>
          <table:table-cell table:style-name="ce1" table:formula="of:=([.Q45]+[.Q46]+[.Q47]+[.Q48]+[.Q49])/5" office:value-type="float" office:value="6142353319" calcext:value-type="float">
            <text:p>6142353319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94551" calcext:value-type="float">
            <text:p>0,294551</text:p>
          </table:table-cell>
          <table:table-cell office:value-type="float" office:value="937" calcext:value-type="float">
            <text:p>937</text:p>
          </table:table-cell>
          <table:table-cell office:value-type="float" office:value="0.410802" calcext:value-type="float">
            <text:p>0,410802</text:p>
          </table:table-cell>
          <table:table-cell table:style-name="ce1" office:value-type="float" office:value="531502827" calcext:value-type="float">
            <text:p>531502827</text:p>
          </table:table-cell>
          <table:table-cell office:value-type="float" office:value="1.97033" calcext:value-type="float">
            <text:p>1,97033</text:p>
          </table:table-cell>
          <table:table-cell office:value-type="float" office:value="665" calcext:value-type="float">
            <text:p>665</text:p>
          </table:table-cell>
          <table:table-cell office:value-type="float" office:value="2.26635" calcext:value-type="float">
            <text:p>2,26635</text:p>
          </table:table-cell>
          <table:table-cell table:style-name="ce1" office:value-type="float" office:value="44424388095" calcext:value-type="float">
            <text:p>44424388095</text:p>
          </table:table-cell>
          <table:table-cell office:value-type="float" office:value="0.394973" calcext:value-type="float">
            <text:p>0,394973</text:p>
          </table:table-cell>
          <table:table-cell office:value-type="float" office:value="933" calcext:value-type="float">
            <text:p>933</text:p>
          </table:table-cell>
          <table:table-cell office:value-type="float" office:value="0.553628" calcext:value-type="float">
            <text:p>0,553628</text:p>
          </table:table-cell>
          <table:table-cell table:style-name="ce1" office:value-type="float" office:value="474977276" calcext:value-type="float">
            <text:p>474977276</text:p>
          </table:table-cell>
          <table:table-cell office:value-type="float" office:value="0.95565" calcext:value-type="float">
            <text:p>0,95565</text:p>
          </table:table-cell>
          <table:table-cell office:value-type="float" office:value="1966" calcext:value-type="float">
            <text:p>1966</text:p>
          </table:table-cell>
          <table:table-cell office:value-type="float" office:value="1.54086" calcext:value-type="float">
            <text:p>1,54086</text:p>
          </table:table-cell>
          <table:table-cell table:style-name="ce1" office:value-type="float" office:value="5336599188" calcext:value-type="float">
            <text:p>533659918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94551" calcext:value-type="float">
            <text:p>0,294551</text:p>
          </table:table-cell>
          <table:table-cell office:value-type="float" office:value="937" calcext:value-type="float">
            <text:p>937</text:p>
          </table:table-cell>
          <table:table-cell office:value-type="float" office:value="0.410802" calcext:value-type="float">
            <text:p>0,410802</text:p>
          </table:table-cell>
          <table:table-cell table:style-name="ce1" office:value-type="float" office:value="523974905" calcext:value-type="float">
            <text:p>523974905</text:p>
          </table:table-cell>
          <table:table-cell office:value-type="float" office:value="1.97033" calcext:value-type="float">
            <text:p>1,97033</text:p>
          </table:table-cell>
          <table:table-cell office:value-type="float" office:value="665" calcext:value-type="float">
            <text:p>665</text:p>
          </table:table-cell>
          <table:table-cell office:value-type="float" office:value="2.26635" calcext:value-type="float">
            <text:p>2,26635</text:p>
          </table:table-cell>
          <table:table-cell table:style-name="ce1" office:value-type="float" office:value="44357814969" calcext:value-type="float">
            <text:p>44357814969</text:p>
          </table:table-cell>
          <table:table-cell office:value-type="float" office:value="0.394973" calcext:value-type="float">
            <text:p>0,394973</text:p>
          </table:table-cell>
          <table:table-cell office:value-type="float" office:value="933" calcext:value-type="float">
            <text:p>933</text:p>
          </table:table-cell>
          <table:table-cell office:value-type="float" office:value="0.553628" calcext:value-type="float">
            <text:p>0,553628</text:p>
          </table:table-cell>
          <table:table-cell table:style-name="ce1" office:value-type="float" office:value="511705438" calcext:value-type="float">
            <text:p>511705438</text:p>
          </table:table-cell>
          <table:table-cell office:value-type="float" office:value="0.95565" calcext:value-type="float">
            <text:p>0,95565</text:p>
          </table:table-cell>
          <table:table-cell office:value-type="float" office:value="1966" calcext:value-type="float">
            <text:p>1966</text:p>
          </table:table-cell>
          <table:table-cell office:value-type="float" office:value="1.54086" calcext:value-type="float">
            <text:p>1,54086</text:p>
          </table:table-cell>
          <table:table-cell table:style-name="ce1" office:value-type="float" office:value="5353654579" calcext:value-type="float">
            <text:p>535365457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94551" calcext:value-type="float">
            <text:p>0,294551</text:p>
          </table:table-cell>
          <table:table-cell office:value-type="float" office:value="937" calcext:value-type="float">
            <text:p>937</text:p>
          </table:table-cell>
          <table:table-cell office:value-type="float" office:value="0.410802" calcext:value-type="float">
            <text:p>0,410802</text:p>
          </table:table-cell>
          <table:table-cell table:style-name="ce1" office:value-type="float" office:value="525589202" calcext:value-type="float">
            <text:p>525589202</text:p>
          </table:table-cell>
          <table:table-cell office:value-type="float" office:value="1.97033" calcext:value-type="float">
            <text:p>1,97033</text:p>
          </table:table-cell>
          <table:table-cell office:value-type="float" office:value="665" calcext:value-type="float">
            <text:p>665</text:p>
          </table:table-cell>
          <table:table-cell office:value-type="float" office:value="2.26635" calcext:value-type="float">
            <text:p>2,26635</text:p>
          </table:table-cell>
          <table:table-cell table:style-name="ce1" office:value-type="float" office:value="44360179604" calcext:value-type="float">
            <text:p>44360179604</text:p>
          </table:table-cell>
          <table:table-cell office:value-type="float" office:value="0.394973" calcext:value-type="float">
            <text:p>0,394973</text:p>
          </table:table-cell>
          <table:table-cell office:value-type="float" office:value="933" calcext:value-type="float">
            <text:p>933</text:p>
          </table:table-cell>
          <table:table-cell office:value-type="float" office:value="0.553628" calcext:value-type="float">
            <text:p>0,553628</text:p>
          </table:table-cell>
          <table:table-cell table:style-name="ce1" office:value-type="float" office:value="474755246" calcext:value-type="float">
            <text:p>474755246</text:p>
          </table:table-cell>
          <table:table-cell office:value-type="float" office:value="0.95565" calcext:value-type="float">
            <text:p>0,95565</text:p>
          </table:table-cell>
          <table:table-cell office:value-type="float" office:value="1966" calcext:value-type="float">
            <text:p>1966</text:p>
          </table:table-cell>
          <table:table-cell office:value-type="float" office:value="1.54086" calcext:value-type="float">
            <text:p>1,54086</text:p>
          </table:table-cell>
          <table:table-cell table:style-name="ce1" office:value-type="float" office:value="5390430270" calcext:value-type="float">
            <text:p>5390430270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94551" calcext:value-type="float">
            <text:p>0,294551</text:p>
          </table:table-cell>
          <table:table-cell office:value-type="float" office:value="937" calcext:value-type="float">
            <text:p>937</text:p>
          </table:table-cell>
          <table:table-cell office:value-type="float" office:value="0.410802" calcext:value-type="float">
            <text:p>0,410802</text:p>
          </table:table-cell>
          <table:table-cell table:style-name="ce1" office:value-type="float" office:value="521971763" calcext:value-type="float">
            <text:p>521971763</text:p>
          </table:table-cell>
          <table:table-cell office:value-type="float" office:value="1.97033" calcext:value-type="float">
            <text:p>1,97033</text:p>
          </table:table-cell>
          <table:table-cell office:value-type="float" office:value="665" calcext:value-type="float">
            <text:p>665</text:p>
          </table:table-cell>
          <table:table-cell office:value-type="float" office:value="2.26635" calcext:value-type="float">
            <text:p>2,26635</text:p>
          </table:table-cell>
          <table:table-cell table:style-name="ce1" office:value-type="float" office:value="44584713903" calcext:value-type="float">
            <text:p>44584713903</text:p>
          </table:table-cell>
          <table:table-cell office:value-type="float" office:value="0.394973" calcext:value-type="float">
            <text:p>0,394973</text:p>
          </table:table-cell>
          <table:table-cell office:value-type="float" office:value="933" calcext:value-type="float">
            <text:p>933</text:p>
          </table:table-cell>
          <table:table-cell office:value-type="float" office:value="0.553628" calcext:value-type="float">
            <text:p>0,553628</text:p>
          </table:table-cell>
          <table:table-cell table:style-name="ce1" office:value-type="float" office:value="476167558" calcext:value-type="float">
            <text:p>476167558</text:p>
          </table:table-cell>
          <table:table-cell office:value-type="float" office:value="0.95565" calcext:value-type="float">
            <text:p>0,95565</text:p>
          </table:table-cell>
          <table:table-cell office:value-type="float" office:value="1966" calcext:value-type="float">
            <text:p>1966</text:p>
          </table:table-cell>
          <table:table-cell office:value-type="float" office:value="1.54086" calcext:value-type="float">
            <text:p>1,54086</text:p>
          </table:table-cell>
          <table:table-cell table:style-name="ce1" office:value-type="float" office:value="5539523205" calcext:value-type="float">
            <text:p>553952320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94551" calcext:value-type="float">
            <text:p>0,294551</text:p>
          </table:table-cell>
          <table:table-cell office:value-type="float" office:value="937" calcext:value-type="float">
            <text:p>937</text:p>
          </table:table-cell>
          <table:table-cell office:value-type="float" office:value="0.410802" calcext:value-type="float">
            <text:p>0,410802</text:p>
          </table:table-cell>
          <table:table-cell table:style-name="ce1" office:value-type="float" office:value="538700336" calcext:value-type="float">
            <text:p>538700336</text:p>
          </table:table-cell>
          <table:table-cell office:value-type="float" office:value="1.97033" calcext:value-type="float">
            <text:p>1,97033</text:p>
          </table:table-cell>
          <table:table-cell office:value-type="float" office:value="665" calcext:value-type="float">
            <text:p>665</text:p>
          </table:table-cell>
          <table:table-cell office:value-type="float" office:value="2.26635" calcext:value-type="float">
            <text:p>2,26635</text:p>
          </table:table-cell>
          <table:table-cell table:style-name="ce1" office:value-type="float" office:value="44636650708" calcext:value-type="float">
            <text:p>44636650708</text:p>
          </table:table-cell>
          <table:table-cell office:value-type="float" office:value="0.394973" calcext:value-type="float">
            <text:p>0,394973</text:p>
          </table:table-cell>
          <table:table-cell office:value-type="float" office:value="933" calcext:value-type="float">
            <text:p>933</text:p>
          </table:table-cell>
          <table:table-cell office:value-type="float" office:value="0.553628" calcext:value-type="float">
            <text:p>0,553628</text:p>
          </table:table-cell>
          <table:table-cell table:style-name="ce1" office:value-type="float" office:value="471296088" calcext:value-type="float">
            <text:p>471296088</text:p>
          </table:table-cell>
          <table:table-cell office:value-type="float" office:value="0.95565" calcext:value-type="float">
            <text:p>0,95565</text:p>
          </table:table-cell>
          <table:table-cell office:value-type="float" office:value="1966" calcext:value-type="float">
            <text:p>1966</text:p>
          </table:table-cell>
          <table:table-cell office:value-type="float" office:value="1.54086" calcext:value-type="float">
            <text:p>1,54086</text:p>
          </table:table-cell>
          <table:table-cell table:style-name="ce1" office:value-type="float" office:value="5721901712" calcext:value-type="float">
            <text:p>572190171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294551" calcext:value-type="float">
            <text:p>0,294551</text:p>
          </table:table-cell>
          <table:table-cell table:formula="of:=([.C52]+[.C53]+[.C54]+[.C55]+[.C56])/5" office:value-type="float" office:value="937" calcext:value-type="float">
            <text:p>937</text:p>
          </table:table-cell>
          <table:table-cell table:formula="of:=([.D52]+[.D53]+[.D54]+[.D55]+[.D56])/5" office:value-type="float" office:value="0.410802" calcext:value-type="float">
            <text:p>0,410802</text:p>
          </table:table-cell>
          <table:table-cell table:style-name="ce1" table:formula="of:=([.E52]+[.E53]+[.E54]+[.E55]+[.E56])/5" office:value-type="float" office:value="528347806.6" calcext:value-type="float">
            <text:p>528347806,6</text:p>
          </table:table-cell>
          <table:table-cell table:formula="of:=([.F52]+[.F53]+[.F54]+[.F55]+[.F56])/5" office:value-type="float" office:value="1.97033" calcext:value-type="float">
            <text:p>1,97033</text:p>
          </table:table-cell>
          <table:table-cell table:formula="of:=([.G52]+[.G53]+[.G54]+[.G55]+[.G56])/5" office:value-type="float" office:value="665" calcext:value-type="float">
            <text:p>665</text:p>
          </table:table-cell>
          <table:table-cell table:formula="of:=([.H52]+[.H53]+[.H54]+[.H55]+[.H56])/5" office:value-type="float" office:value="2.26635" calcext:value-type="float">
            <text:p>2,26635</text:p>
          </table:table-cell>
          <table:table-cell table:style-name="ce1" table:formula="of:=([.I52]+[.I53]+[.I54]+[.I55]+[.I56])/5" office:value-type="float" office:value="44472749455.8" calcext:value-type="float">
            <text:p>44472749455,8</text:p>
          </table:table-cell>
          <table:table-cell table:formula="of:=([.J52]+[.J53]+[.J54]+[.J55]+[.J56])/5" office:value-type="float" office:value="0.394973" calcext:value-type="float">
            <text:p>0,394973</text:p>
          </table:table-cell>
          <table:table-cell table:formula="of:=([.K52]+[.K53]+[.K54]+[.K55]+[.K56])/5" office:value-type="float" office:value="933" calcext:value-type="float">
            <text:p>933</text:p>
          </table:table-cell>
          <table:table-cell table:formula="of:=([.L52]+[.L53]+[.L54]+[.L55]+[.L56])/5" office:value-type="float" office:value="0.553628" calcext:value-type="float">
            <text:p>0,553628</text:p>
          </table:table-cell>
          <table:table-cell table:style-name="ce1" table:formula="of:=([.M52]+[.M53]+[.M54]+[.M55]+[.M56])/5" office:value-type="float" office:value="481780321.2" calcext:value-type="float">
            <text:p>481780321,2</text:p>
          </table:table-cell>
          <table:table-cell table:formula="of:=([.N52]+[.N53]+[.N54]+[.N55]+[.N56])/5" office:value-type="float" office:value="0.95565" calcext:value-type="float">
            <text:p>0,95565</text:p>
          </table:table-cell>
          <table:table-cell table:formula="of:=([.O52]+[.O53]+[.O54]+[.O55]+[.O56])/5" office:value-type="float" office:value="1966" calcext:value-type="float">
            <text:p>1966</text:p>
          </table:table-cell>
          <table:table-cell table:formula="of:=([.P52]+[.P53]+[.P54]+[.P55]+[.P56])/5" office:value-type="float" office:value="1.54086" calcext:value-type="float">
            <text:p>1,54086</text:p>
          </table:table-cell>
          <table:table-cell table:style-name="ce1" table:formula="of:=([.Q52]+[.Q53]+[.Q54]+[.Q55]+[.Q56])/5" office:value-type="float" office:value="5468421790.8" calcext:value-type="float">
            <text:p>5468421790,8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85718" calcext:value-type="float">
            <text:p>0,285718</text:p>
          </table:table-cell>
          <table:table-cell office:value-type="float" office:value="935" calcext:value-type="float">
            <text:p>935</text:p>
          </table:table-cell>
          <table:table-cell office:value-type="float" office:value="0.399548" calcext:value-type="float">
            <text:p>0,399548</text:p>
          </table:table-cell>
          <table:table-cell table:style-name="ce1" office:value-type="float" office:value="532013858" calcext:value-type="float">
            <text:p>532013858</text:p>
          </table:table-cell>
          <table:table-cell office:value-type="float" office:value="1.94667" calcext:value-type="float">
            <text:p>1,94667</text:p>
          </table:table-cell>
          <table:table-cell office:value-type="float" office:value="782" calcext:value-type="float">
            <text:p>782</text:p>
          </table:table-cell>
          <table:table-cell office:value-type="float" office:value="2.28585" calcext:value-type="float">
            <text:p>2,28585</text:p>
          </table:table-cell>
          <table:table-cell table:style-name="ce1" office:value-type="float" office:value="34376605213" calcext:value-type="float">
            <text:p>34376605213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935" calcext:value-type="float">
            <text:p>935</text:p>
          </table:table-cell>
          <table:table-cell office:value-type="float" office:value="0.554445" calcext:value-type="float">
            <text:p>0,554445</text:p>
          </table:table-cell>
          <table:table-cell table:style-name="ce1" office:value-type="float" office:value="478002412" calcext:value-type="float">
            <text:p>478002412</text:p>
          </table:table-cell>
          <table:table-cell office:value-type="float" office:value="0.384862" calcext:value-type="float">
            <text:p>0,384862</text:p>
          </table:table-cell>
          <table:table-cell office:value-type="float" office:value="2110" calcext:value-type="float">
            <text:p>2110</text:p>
          </table:table-cell>
          <table:table-cell office:value-type="float" office:value="0.890714" calcext:value-type="float">
            <text:p>0,890714</text:p>
          </table:table-cell>
          <table:table-cell table:style-name="ce1" office:value-type="float" office:value="7819032886" calcext:value-type="float">
            <text:p>7819032886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85718" calcext:value-type="float">
            <text:p>0,285718</text:p>
          </table:table-cell>
          <table:table-cell office:value-type="float" office:value="935" calcext:value-type="float">
            <text:p>935</text:p>
          </table:table-cell>
          <table:table-cell office:value-type="float" office:value="0.399548" calcext:value-type="float">
            <text:p>0,399548</text:p>
          </table:table-cell>
          <table:table-cell table:style-name="ce1" office:value-type="float" office:value="536584143" calcext:value-type="float">
            <text:p>536584143</text:p>
          </table:table-cell>
          <table:table-cell office:value-type="float" office:value="1.94667" calcext:value-type="float">
            <text:p>1,94667</text:p>
          </table:table-cell>
          <table:table-cell office:value-type="float" office:value="782" calcext:value-type="float">
            <text:p>782</text:p>
          </table:table-cell>
          <table:table-cell office:value-type="float" office:value="2.28585" calcext:value-type="float">
            <text:p>2,28585</text:p>
          </table:table-cell>
          <table:table-cell table:style-name="ce1" office:value-type="float" office:value="35078628398" calcext:value-type="float">
            <text:p>35078628398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935" calcext:value-type="float">
            <text:p>935</text:p>
          </table:table-cell>
          <table:table-cell office:value-type="float" office:value="0.554445" calcext:value-type="float">
            <text:p>0,554445</text:p>
          </table:table-cell>
          <table:table-cell table:style-name="ce1" office:value-type="float" office:value="481623816" calcext:value-type="float">
            <text:p>481623816</text:p>
          </table:table-cell>
          <table:table-cell office:value-type="float" office:value="0.384862" calcext:value-type="float">
            <text:p>0,384862</text:p>
          </table:table-cell>
          <table:table-cell office:value-type="float" office:value="2110" calcext:value-type="float">
            <text:p>2110</text:p>
          </table:table-cell>
          <table:table-cell office:value-type="float" office:value="0.890714" calcext:value-type="float">
            <text:p>0,890714</text:p>
          </table:table-cell>
          <table:table-cell table:style-name="ce1" office:value-type="float" office:value="7784960139" calcext:value-type="float">
            <text:p>778496013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85718" calcext:value-type="float">
            <text:p>0,285718</text:p>
          </table:table-cell>
          <table:table-cell office:value-type="float" office:value="935" calcext:value-type="float">
            <text:p>935</text:p>
          </table:table-cell>
          <table:table-cell office:value-type="float" office:value="0.399548" calcext:value-type="float">
            <text:p>0,399548</text:p>
          </table:table-cell>
          <table:table-cell table:style-name="ce1" office:value-type="float" office:value="529025533" calcext:value-type="float">
            <text:p>529025533</text:p>
          </table:table-cell>
          <table:table-cell office:value-type="float" office:value="1.94667" calcext:value-type="float">
            <text:p>1,94667</text:p>
          </table:table-cell>
          <table:table-cell office:value-type="float" office:value="782" calcext:value-type="float">
            <text:p>782</text:p>
          </table:table-cell>
          <table:table-cell office:value-type="float" office:value="2.28585" calcext:value-type="float">
            <text:p>2,28585</text:p>
          </table:table-cell>
          <table:table-cell table:style-name="ce1" office:value-type="float" office:value="34267012180" calcext:value-type="float">
            <text:p>34267012180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935" calcext:value-type="float">
            <text:p>935</text:p>
          </table:table-cell>
          <table:table-cell office:value-type="float" office:value="0.554445" calcext:value-type="float">
            <text:p>0,554445</text:p>
          </table:table-cell>
          <table:table-cell table:style-name="ce1" office:value-type="float" office:value="476980335" calcext:value-type="float">
            <text:p>476980335</text:p>
          </table:table-cell>
          <table:table-cell office:value-type="float" office:value="0.384862" calcext:value-type="float">
            <text:p>0,384862</text:p>
          </table:table-cell>
          <table:table-cell office:value-type="float" office:value="2110" calcext:value-type="float">
            <text:p>2110</text:p>
          </table:table-cell>
          <table:table-cell office:value-type="float" office:value="0.890714" calcext:value-type="float">
            <text:p>0,890714</text:p>
          </table:table-cell>
          <table:table-cell table:style-name="ce1" office:value-type="float" office:value="7824167154" calcext:value-type="float">
            <text:p>782416715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85718" calcext:value-type="float">
            <text:p>0,285718</text:p>
          </table:table-cell>
          <table:table-cell office:value-type="float" office:value="935" calcext:value-type="float">
            <text:p>935</text:p>
          </table:table-cell>
          <table:table-cell office:value-type="float" office:value="0.399548" calcext:value-type="float">
            <text:p>0,399548</text:p>
          </table:table-cell>
          <table:table-cell table:style-name="ce1" office:value-type="float" office:value="533399975" calcext:value-type="float">
            <text:p>533399975</text:p>
          </table:table-cell>
          <table:table-cell office:value-type="float" office:value="1.94667" calcext:value-type="float">
            <text:p>1,94667</text:p>
          </table:table-cell>
          <table:table-cell office:value-type="float" office:value="782" calcext:value-type="float">
            <text:p>782</text:p>
          </table:table-cell>
          <table:table-cell office:value-type="float" office:value="2.28585" calcext:value-type="float">
            <text:p>2,28585</text:p>
          </table:table-cell>
          <table:table-cell table:style-name="ce1" office:value-type="float" office:value="34666264682" calcext:value-type="float">
            <text:p>34666264682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935" calcext:value-type="float">
            <text:p>935</text:p>
          </table:table-cell>
          <table:table-cell office:value-type="float" office:value="0.554445" calcext:value-type="float">
            <text:p>0,554445</text:p>
          </table:table-cell>
          <table:table-cell table:style-name="ce1" office:value-type="float" office:value="471220043" calcext:value-type="float">
            <text:p>471220043</text:p>
          </table:table-cell>
          <table:table-cell office:value-type="float" office:value="0.384862" calcext:value-type="float">
            <text:p>0,384862</text:p>
          </table:table-cell>
          <table:table-cell office:value-type="float" office:value="2110" calcext:value-type="float">
            <text:p>2110</text:p>
          </table:table-cell>
          <table:table-cell office:value-type="float" office:value="0.890714" calcext:value-type="float">
            <text:p>0,890714</text:p>
          </table:table-cell>
          <table:table-cell table:style-name="ce1" office:value-type="float" office:value="7840179976" calcext:value-type="float">
            <text:p>7840179976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85718" calcext:value-type="float">
            <text:p>0,285718</text:p>
          </table:table-cell>
          <table:table-cell office:value-type="float" office:value="935" calcext:value-type="float">
            <text:p>935</text:p>
          </table:table-cell>
          <table:table-cell office:value-type="float" office:value="0.399548" calcext:value-type="float">
            <text:p>0,399548</text:p>
          </table:table-cell>
          <table:table-cell table:style-name="ce1" office:value-type="float" office:value="536976788" calcext:value-type="float">
            <text:p>536976788</text:p>
          </table:table-cell>
          <table:table-cell office:value-type="float" office:value="1.94667" calcext:value-type="float">
            <text:p>1,94667</text:p>
          </table:table-cell>
          <table:table-cell office:value-type="float" office:value="782" calcext:value-type="float">
            <text:p>782</text:p>
          </table:table-cell>
          <table:table-cell office:value-type="float" office:value="2.28585" calcext:value-type="float">
            <text:p>2,28585</text:p>
          </table:table-cell>
          <table:table-cell table:style-name="ce1" office:value-type="float" office:value="34553963085" calcext:value-type="float">
            <text:p>34553963085</text:p>
          </table:table-cell>
          <table:table-cell office:value-type="float" office:value="0.395655" calcext:value-type="float">
            <text:p>0,395655</text:p>
          </table:table-cell>
          <table:table-cell office:value-type="float" office:value="935" calcext:value-type="float">
            <text:p>935</text:p>
          </table:table-cell>
          <table:table-cell office:value-type="float" office:value="0.554445" calcext:value-type="float">
            <text:p>0,554445</text:p>
          </table:table-cell>
          <table:table-cell table:style-name="ce1" office:value-type="float" office:value="512869102" calcext:value-type="float">
            <text:p>512869102</text:p>
          </table:table-cell>
          <table:table-cell office:value-type="float" office:value="0.384862" calcext:value-type="float">
            <text:p>0,384862</text:p>
          </table:table-cell>
          <table:table-cell office:value-type="float" office:value="2110" calcext:value-type="float">
            <text:p>2110</text:p>
          </table:table-cell>
          <table:table-cell office:value-type="float" office:value="0.890714" calcext:value-type="float">
            <text:p>0,890714</text:p>
          </table:table-cell>
          <table:table-cell table:style-name="ce1" office:value-type="float" office:value="7796049019" calcext:value-type="float">
            <text:p>779604901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285718" calcext:value-type="float">
            <text:p>0,285718</text:p>
          </table:table-cell>
          <table:table-cell table:formula="of:=([.C59]+[.C60]+[.C61]+[.C62]+[.C63])/5" office:value-type="float" office:value="935" calcext:value-type="float">
            <text:p>935</text:p>
          </table:table-cell>
          <table:table-cell table:formula="of:=([.D59]+[.D60]+[.D61]+[.D62]+[.D63])/5" office:value-type="float" office:value="0.399548" calcext:value-type="float">
            <text:p>0,399548</text:p>
          </table:table-cell>
          <table:table-cell table:style-name="ce1" table:formula="of:=([.E59]+[.E60]+[.E61]+[.E62]+[.E63])/5" office:value-type="float" office:value="533600059.4" calcext:value-type="float">
            <text:p>533600059,4</text:p>
          </table:table-cell>
          <table:table-cell table:formula="of:=([.F59]+[.F60]+[.F61]+[.F62]+[.F63])/5" office:value-type="float" office:value="1.94667" calcext:value-type="float">
            <text:p>1,94667</text:p>
          </table:table-cell>
          <table:table-cell table:formula="of:=([.G59]+[.G60]+[.G61]+[.G62]+[.G63])/5" office:value-type="float" office:value="782" calcext:value-type="float">
            <text:p>782</text:p>
          </table:table-cell>
          <table:table-cell table:formula="of:=([.H59]+[.H60]+[.H61]+[.H62]+[.H63])/5" office:value-type="float" office:value="2.28585" calcext:value-type="float">
            <text:p>2,28585</text:p>
          </table:table-cell>
          <table:table-cell table:style-name="ce1" table:formula="of:=([.I59]+[.I60]+[.I61]+[.I62]+[.I63])/5" office:value-type="float" office:value="34588494711.6" calcext:value-type="float">
            <text:p>34588494711,6</text:p>
          </table:table-cell>
          <table:table-cell table:formula="of:=([.J59]+[.J60]+[.J61]+[.J62]+[.J63])/5" office:value-type="float" office:value="0.395655" calcext:value-type="float">
            <text:p>0,395655</text:p>
          </table:table-cell>
          <table:table-cell table:formula="of:=([.K59]+[.K60]+[.K61]+[.K62]+[.K63])/5" office:value-type="float" office:value="935" calcext:value-type="float">
            <text:p>935</text:p>
          </table:table-cell>
          <table:table-cell table:formula="of:=([.L59]+[.L60]+[.L61]+[.L62]+[.L63])/5" office:value-type="float" office:value="0.554445" calcext:value-type="float">
            <text:p>0,554445</text:p>
          </table:table-cell>
          <table:table-cell table:style-name="ce1" table:formula="of:=([.M59]+[.M60]+[.M61]+[.M62]+[.M63])/5" office:value-type="float" office:value="484139141.6" calcext:value-type="float">
            <text:p>484139141,6</text:p>
          </table:table-cell>
          <table:table-cell table:formula="of:=([.N59]+[.N60]+[.N61]+[.N62]+[.N63])/5" office:value-type="float" office:value="0.384862" calcext:value-type="float">
            <text:p>0,384862</text:p>
          </table:table-cell>
          <table:table-cell table:formula="of:=([.O59]+[.O60]+[.O61]+[.O62]+[.O63])/5" office:value-type="float" office:value="2110" calcext:value-type="float">
            <text:p>2110</text:p>
          </table:table-cell>
          <table:table-cell table:formula="of:=([.P59]+[.P60]+[.P61]+[.P62]+[.P63])/5" office:value-type="float" office:value="0.890714" calcext:value-type="float">
            <text:p>0,890714</text:p>
          </table:table-cell>
          <table:table-cell table:style-name="ce1" table:formula="of:=([.Q59]+[.Q60]+[.Q61]+[.Q62]+[.Q63])/5" office:value-type="float" office:value="7812877834.8" calcext:value-type="float">
            <text:p>7812877834,8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294724" calcext:value-type="float">
            <text:p>0,294724</text:p>
          </table:table-cell>
          <table:table-cell table:style-name="ce10" office:value-type="float" office:value="989" calcext:value-type="float">
            <text:p>989</text:p>
          </table:table-cell>
          <table:table-cell table:style-name="ce10" office:value-type="float" office:value="0.417859" calcext:value-type="float">
            <text:p>0,417859</text:p>
          </table:table-cell>
          <table:table-cell table:style-name="ce13" office:value-type="float" office:value="349036634" calcext:value-type="float">
            <text:p>349036634</text:p>
          </table:table-cell>
          <table:table-cell office:value-type="float" office:value="1.92722" calcext:value-type="float">
            <text:p>1,92722</text:p>
          </table:table-cell>
          <table:table-cell office:value-type="float" office:value="747" calcext:value-type="float">
            <text:p>747</text:p>
          </table:table-cell>
          <table:table-cell office:value-type="float" office:value="2.24582" calcext:value-type="float">
            <text:p>2,24582</text:p>
          </table:table-cell>
          <table:table-cell table:style-name="ce1" office:value-type="float" office:value="46002455465" calcext:value-type="float">
            <text:p>46002455465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905" calcext:value-type="float">
            <text:p>905</text:p>
          </table:table-cell>
          <table:table-cell office:value-type="float" office:value="0.553328" calcext:value-type="float">
            <text:p>0,553328</text:p>
          </table:table-cell>
          <table:table-cell table:style-name="ce1" office:value-type="float" office:value="329303156" calcext:value-type="float">
            <text:p>329303156</text:p>
          </table:table-cell>
          <table:table-cell office:value-type="float" office:value="1.98568" calcext:value-type="float">
            <text:p>1,98568</text:p>
          </table:table-cell>
          <table:table-cell office:value-type="float" office:value="2354" calcext:value-type="float">
            <text:p>2354</text:p>
          </table:table-cell>
          <table:table-cell office:value-type="float" office:value="2.96051" calcext:value-type="float">
            <text:p>2,96051</text:p>
          </table:table-cell>
          <table:table-cell table:style-name="ce1" office:value-type="float" office:value="824898336" calcext:value-type="float">
            <text:p>824898336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294724" calcext:value-type="float">
            <text:p>0,294724</text:p>
          </table:table-cell>
          <table:table-cell table:style-name="ce10" office:value-type="float" office:value="989" calcext:value-type="float">
            <text:p>989</text:p>
          </table:table-cell>
          <table:table-cell table:style-name="ce10" office:value-type="float" office:value="0.417859" calcext:value-type="float">
            <text:p>0,417859</text:p>
          </table:table-cell>
          <table:table-cell table:style-name="ce13" office:value-type="float" office:value="351622954" calcext:value-type="float">
            <text:p>351622954</text:p>
          </table:table-cell>
          <table:table-cell office:value-type="float" office:value="1.92722" calcext:value-type="float">
            <text:p>1,92722</text:p>
          </table:table-cell>
          <table:table-cell office:value-type="float" office:value="747" calcext:value-type="float">
            <text:p>747</text:p>
          </table:table-cell>
          <table:table-cell office:value-type="float" office:value="2.24582" calcext:value-type="float">
            <text:p>2,24582</text:p>
          </table:table-cell>
          <table:table-cell table:style-name="ce1" office:value-type="float" office:value="48511260293" calcext:value-type="float">
            <text:p>48511260293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905" calcext:value-type="float">
            <text:p>905</text:p>
          </table:table-cell>
          <table:table-cell office:value-type="float" office:value="0.553328" calcext:value-type="float">
            <text:p>0,553328</text:p>
          </table:table-cell>
          <table:table-cell table:style-name="ce1" office:value-type="float" office:value="360248010" calcext:value-type="float">
            <text:p>360248010</text:p>
          </table:table-cell>
          <table:table-cell office:value-type="float" office:value="1.98568" calcext:value-type="float">
            <text:p>1,98568</text:p>
          </table:table-cell>
          <table:table-cell office:value-type="float" office:value="2354" calcext:value-type="float">
            <text:p>2354</text:p>
          </table:table-cell>
          <table:table-cell office:value-type="float" office:value="2.96051" calcext:value-type="float">
            <text:p>2,96051</text:p>
          </table:table-cell>
          <table:table-cell table:style-name="ce1" office:value-type="float" office:value="821200775" calcext:value-type="float">
            <text:p>821200775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294724" calcext:value-type="float">
            <text:p>0,294724</text:p>
          </table:table-cell>
          <table:table-cell table:style-name="ce10" office:value-type="float" office:value="989" calcext:value-type="float">
            <text:p>989</text:p>
          </table:table-cell>
          <table:table-cell table:style-name="ce10" office:value-type="float" office:value="0.417859" calcext:value-type="float">
            <text:p>0,417859</text:p>
          </table:table-cell>
          <table:table-cell table:style-name="ce13" office:value-type="float" office:value="351969326" calcext:value-type="float">
            <text:p>351969326</text:p>
          </table:table-cell>
          <table:table-cell office:value-type="float" office:value="1.92722" calcext:value-type="float">
            <text:p>1,92722</text:p>
          </table:table-cell>
          <table:table-cell office:value-type="float" office:value="747" calcext:value-type="float">
            <text:p>747</text:p>
          </table:table-cell>
          <table:table-cell office:value-type="float" office:value="2.24582" calcext:value-type="float">
            <text:p>2,24582</text:p>
          </table:table-cell>
          <table:table-cell table:style-name="ce1" office:value-type="float" office:value="48880980179" calcext:value-type="float">
            <text:p>48880980179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905" calcext:value-type="float">
            <text:p>905</text:p>
          </table:table-cell>
          <table:table-cell office:value-type="float" office:value="0.553328" calcext:value-type="float">
            <text:p>0,553328</text:p>
          </table:table-cell>
          <table:table-cell table:style-name="ce1" office:value-type="float" office:value="321783736" calcext:value-type="float">
            <text:p>321783736</text:p>
          </table:table-cell>
          <table:table-cell office:value-type="float" office:value="1.98568" calcext:value-type="float">
            <text:p>1,98568</text:p>
          </table:table-cell>
          <table:table-cell office:value-type="float" office:value="2354" calcext:value-type="float">
            <text:p>2354</text:p>
          </table:table-cell>
          <table:table-cell office:value-type="float" office:value="2.96051" calcext:value-type="float">
            <text:p>2,96051</text:p>
          </table:table-cell>
          <table:table-cell table:style-name="ce1" office:value-type="float" office:value="822273774" calcext:value-type="float">
            <text:p>82227377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294724" calcext:value-type="float">
            <text:p>0,294724</text:p>
          </table:table-cell>
          <table:table-cell table:style-name="ce10" office:value-type="float" office:value="989" calcext:value-type="float">
            <text:p>989</text:p>
          </table:table-cell>
          <table:table-cell table:style-name="ce10" office:value-type="float" office:value="0.417859" calcext:value-type="float">
            <text:p>0,417859</text:p>
          </table:table-cell>
          <table:table-cell table:style-name="ce13" office:value-type="float" office:value="353100245" calcext:value-type="float">
            <text:p>353100245</text:p>
          </table:table-cell>
          <table:table-cell office:value-type="float" office:value="1.92722" calcext:value-type="float">
            <text:p>1,92722</text:p>
          </table:table-cell>
          <table:table-cell office:value-type="float" office:value="747" calcext:value-type="float">
            <text:p>747</text:p>
          </table:table-cell>
          <table:table-cell office:value-type="float" office:value="2.24582" calcext:value-type="float">
            <text:p>2,24582</text:p>
          </table:table-cell>
          <table:table-cell table:style-name="ce1" office:value-type="float" office:value="44566930704" calcext:value-type="float">
            <text:p>44566930704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905" calcext:value-type="float">
            <text:p>905</text:p>
          </table:table-cell>
          <table:table-cell office:value-type="float" office:value="0.553328" calcext:value-type="float">
            <text:p>0,553328</text:p>
          </table:table-cell>
          <table:table-cell table:style-name="ce1" office:value-type="float" office:value="315541537" calcext:value-type="float">
            <text:p>315541537</text:p>
          </table:table-cell>
          <table:table-cell office:value-type="float" office:value="1.98568" calcext:value-type="float">
            <text:p>1,98568</text:p>
          </table:table-cell>
          <table:table-cell office:value-type="float" office:value="2354" calcext:value-type="float">
            <text:p>2354</text:p>
          </table:table-cell>
          <table:table-cell office:value-type="float" office:value="2.96051" calcext:value-type="float">
            <text:p>2,96051</text:p>
          </table:table-cell>
          <table:table-cell table:style-name="ce1" office:value-type="float" office:value="819064758" calcext:value-type="float">
            <text:p>819064758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294724" calcext:value-type="float">
            <text:p>0,294724</text:p>
          </table:table-cell>
          <table:table-cell table:style-name="ce10" office:value-type="float" office:value="989" calcext:value-type="float">
            <text:p>989</text:p>
          </table:table-cell>
          <table:table-cell table:style-name="ce10" office:value-type="float" office:value="0.417859" calcext:value-type="float">
            <text:p>0,417859</text:p>
          </table:table-cell>
          <table:table-cell table:style-name="ce13" office:value-type="float" office:value="360346122" calcext:value-type="float">
            <text:p>360346122</text:p>
          </table:table-cell>
          <table:table-cell office:value-type="float" office:value="1.92722" calcext:value-type="float">
            <text:p>1,92722</text:p>
          </table:table-cell>
          <table:table-cell office:value-type="float" office:value="747" calcext:value-type="float">
            <text:p>747</text:p>
          </table:table-cell>
          <table:table-cell office:value-type="float" office:value="2.24582" calcext:value-type="float">
            <text:p>2,24582</text:p>
          </table:table-cell>
          <table:table-cell table:style-name="ce1" office:value-type="float" office:value="43334465417" calcext:value-type="float">
            <text:p>43334465417</text:p>
          </table:table-cell>
          <table:table-cell office:value-type="float" office:value="0.398493" calcext:value-type="float">
            <text:p>0,398493</text:p>
          </table:table-cell>
          <table:table-cell office:value-type="float" office:value="905" calcext:value-type="float">
            <text:p>905</text:p>
          </table:table-cell>
          <table:table-cell office:value-type="float" office:value="0.553328" calcext:value-type="float">
            <text:p>0,553328</text:p>
          </table:table-cell>
          <table:table-cell table:style-name="ce1" office:value-type="float" office:value="321121090" calcext:value-type="float">
            <text:p>321121090</text:p>
          </table:table-cell>
          <table:table-cell office:value-type="float" office:value="1.98568" calcext:value-type="float">
            <text:p>1,98568</text:p>
          </table:table-cell>
          <table:table-cell office:value-type="float" office:value="2354" calcext:value-type="float">
            <text:p>2354</text:p>
          </table:table-cell>
          <table:table-cell office:value-type="float" office:value="2.96051" calcext:value-type="float">
            <text:p>2,96051</text:p>
          </table:table-cell>
          <table:table-cell table:style-name="ce1" office:value-type="float" office:value="819340098" calcext:value-type="float">
            <text:p>819340098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4724" calcext:value-type="float">
            <text:p>0,294724</text:p>
          </table:table-cell>
          <table:table-cell table:style-name="ce9" table:formula="of:=([.C66]+[.C67]+[.C68]+[.C69]+[.C70])/5" office:value-type="float" office:value="989" calcext:value-type="float">
            <text:p>989</text:p>
          </table:table-cell>
          <table:table-cell table:style-name="ce9" table:formula="of:=([.D66]+[.D67]+[.D68]+[.D69]+[.D70])/5" office:value-type="float" office:value="0.417859" calcext:value-type="float">
            <text:p>0,417859</text:p>
          </table:table-cell>
          <table:table-cell table:style-name="ce2" table:formula="of:=([.E66]+[.E67]+[.E68]+[.E69]+[.E70])/5" office:value-type="float" office:value="353215056.2" calcext:value-type="float">
            <text:p>353215056,2</text:p>
          </table:table-cell>
          <table:table-cell table:style-name="ce9" table:formula="of:=([.F66]+[.F67]+[.F68]+[.F69]+[.F70])/5" office:value-type="float" office:value="1.92722" calcext:value-type="float">
            <text:p>1,92722</text:p>
          </table:table-cell>
          <table:table-cell table:style-name="ce9" table:formula="of:=([.G66]+[.G67]+[.G68]+[.G69]+[.G70])/5" office:value-type="float" office:value="747" calcext:value-type="float">
            <text:p>747</text:p>
          </table:table-cell>
          <table:table-cell table:style-name="ce9" table:formula="of:=([.H66]+[.H67]+[.H68]+[.H69]+[.H70])/5" office:value-type="float" office:value="2.24582" calcext:value-type="float">
            <text:p>2,24582</text:p>
          </table:table-cell>
          <table:table-cell table:style-name="ce2" table:formula="of:=([.I66]+[.I67]+[.I68]+[.I69]+[.I70])/5" office:value-type="float" office:value="46259218411.6" calcext:value-type="float">
            <text:p>46259218411,6</text:p>
          </table:table-cell>
          <table:table-cell table:style-name="ce9" table:formula="of:=([.J66]+[.J67]+[.J68]+[.J69]+[.J70])/5" office:value-type="float" office:value="0.398493" calcext:value-type="float">
            <text:p>0,398493</text:p>
          </table:table-cell>
          <table:table-cell table:style-name="ce9" table:formula="of:=([.K66]+[.K67]+[.K68]+[.K69]+[.K70])/5" office:value-type="float" office:value="905" calcext:value-type="float">
            <text:p>905</text:p>
          </table:table-cell>
          <table:table-cell table:style-name="ce9" table:formula="of:=([.L66]+[.L67]+[.L68]+[.L69]+[.L70])/5" office:value-type="float" office:value="0.553328" calcext:value-type="float">
            <text:p>0,553328</text:p>
          </table:table-cell>
          <table:table-cell table:style-name="ce2" table:formula="of:=([.M66]+[.M67]+[.M68]+[.M69]+[.M70])/5" office:value-type="float" office:value="329599505.8" calcext:value-type="float">
            <text:p>329599505,8</text:p>
          </table:table-cell>
          <table:table-cell table:style-name="ce9" table:formula="of:=([.N66]+[.N67]+[.N68]+[.N69]+[.N70])/5" office:value-type="float" office:value="1.98568" calcext:value-type="float">
            <text:p>1,98568</text:p>
          </table:table-cell>
          <table:table-cell table:style-name="ce9" table:formula="of:=([.O66]+[.O67]+[.O68]+[.O69]+[.O70])/5" office:value-type="float" office:value="2354" calcext:value-type="float">
            <text:p>2354</text:p>
          </table:table-cell>
          <table:table-cell table:style-name="ce9" table:formula="of:=([.P66]+[.P67]+[.P68]+[.P69]+[.P70])/5" office:value-type="float" office:value="2.96051" calcext:value-type="float">
            <text:p>2,96051</text:p>
          </table:table-cell>
          <table:table-cell table:style-name="ce2" table:formula="of:=([.Q66]+[.Q67]+[.Q68]+[.Q69]+[.Q70])/5" office:value-type="float" office:value="821355548.2" calcext:value-type="float">
            <text:p>821355548,2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7:46:16.7151217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5-21T17:59:41.531234235</dc:date>
    <meta:editing-duration>PT41M35S</meta:editing-duration>
    <meta:editing-cycles>7</meta:editing-cycles>
    <meta:generator>LibreOffice/6.0.7.3$Linux_X86_64 LibreOffice_project/00m0$Build-3</meta:generator>
    <meta:document-statistic meta:table-count="1" meta:cell-count="1051" meta:object-count="0"/>
  </office:meta>
</office:document-meta>
</file>